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arágrafo_20_de_20_cabeçalho">
      <style:text-properties fo:font-weight="bold" style:font-weight-asian="bold"/>
    </style:style>
    <style:style style:name="P2" style:family="paragraph" style:parent-style-name="Parágrafo_20_-_20_Orador">
      <style:paragraph-properties fo:text-align="center" style:justify-single-word="false"/>
    </style:style>
    <style:style style:name="P3" style:family="paragraph" style:parent-style-name="Header">
      <style:text-properties fo:font-size="10pt" fo:font-weight="bold" style:font-size-asian="10pt" style:font-weight-asian="bold" style:font-size-complex="10pt" style:font-weight-complex="bold"/>
    </style:style>
    <style:style style:name="P4" style:family="paragraph" style:parent-style-name="Parágrafo_20_-_20_Orador">
      <style:text-properties fo:color="#000000"/>
    </style:style>
    <style:style style:name="P5" style:family="paragraph" style:parent-style-name="Parágrafo_20_-_20_Orador">
      <style:paragraph-properties fo:text-align="center" style:justify-single-word="false"/>
      <style:text-properties fo:color="#000000"/>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ize="8pt" fo:font-weight="bold" style:font-size-asian="8pt" style:font-weight-asian="bold" style:font-size-complex="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ARAGRAFO_20_PRESIDENCIA"/>
      <text:p text:style-name="PARAGRAFO_20_PRESIDENCIA"><text:span text:style-name="T1">(K) </text:span>ATA DA 17ª SESSÃO ORDINÁRIA, DO 1º PERÍODO LEGISLATIVO ORDINÁRIO, DA 1ª SESSÃO LEGISLATIVA, DA 17ª LEGISLATURA, REALIZADA NO DIA 20 DE MARÇO DE 2017, SOB A PRESIDÊNCIA DO VEREADOR <text:span text:style-name="T2">SÉRGIO R. B. BALAGUER (SERGINHO DO POSTO)</text:span>, PRESIDENTE, E SECRETARIADA PELOS VEREADORES BRUNO PESSUTI E MAURO IGNÁCIO, 1° E 2° SECRETÁRIOS, RESPECTIVAMENTE.</text:p>
      <text:p text:style-name="PARAGRAFO_20_PRESIDENCIA"/>
      <text:p text:style-name="PARÁGRAFO_20_DE_20_ORADOR">À hora regimental, comparecem os seguintes Srs. Vereadores: (ver Ata).</text:p>
      <text:p text:style-name="PARÁGRAFO_20_DE_20_ORADOR">O SR. PRESIDENTE:- Havendo número legal, invocamos a proteção e as bênçãos de Deus para declararmos aberta a presente Sessão. O Sr. 2º Secretário procederá a leitura da Ata da Sessão anterior.</text:p>
      <text:p text:style-name="PARÁGRAFO_20_DE_20_ORADOR">O SR. 2º SECRETÁRIO:- (Lê) Ata. </text:p>
      <text:p text:style-name="PARÁGRAFO_20_DE_20_ORADOR"><text:span text:style-name="T2">O SR. PRESIDENTE:-</text:span> Está em discussão a Ata que acaba de ser lida. (Pausa). Não havendo restrições, declaramo-la APROVADA. O Sr. 1º Secretário procederá a leitura dos expedientes encaminhados à Mesa. </text:p>
      <text:p text:style-name="P1"/>
      <text:p text:style-name="P1">EXPEDIENTES</text:p>
      <text:p text:style-name="PARÁGRAFO_20_DE_20_ORADOR"/>
      <text:p text:style-name="PARÁGRAFO_20_DE_20_ORADOR">O SR. 1º SECRETÁRIO:- (Lê) Proposições: (ver Ata). </text:p>
      <text:p text:style-name="Parágrafo_20_-_20_Orador"><text:span text:style-name="T2">O SR. PRESIDENTE:-</text:span> As proposições lidas terão o seu encaminhamento regimental, com exceção daquelas que dependem da deliberação do Plenário, as quais serão apreciadas na segunda parte da Ordem do Dia da próxima Sessão. Concedemos a palavra, no Pequeno Expediente, ao Vereador Felipe Braga Côrtes, que fará uma saudação a Sra. Elétia Gomes, representante dos Lotéricos Independentes . Na sequência, suspenderemos a Sessão, por cinco minutos, para a fala da nossa convidada. Fazemos uma saudação aos representantes das casas lotéricas que estão presentes nesta Sessão, e também, ao Sr. Roberto, morador do bairro Portão. Vereador Felipe Braga Côrtes </text:p>
      <text:p text:style-name="Parágrafo_20_-_20_Orador"><text:span text:style-name="T4">O SR. FELIPE BRAGA CÔRTES:-</text:span><text:span text:style-name="T3"> </text:span><text:span text:style-name="T2"><text:s/></text:span>Bom dia a todos. <text:span text:style-name="T1">(T)</text:span> <text:s/>Eu <text:s/>rapidamente vou passar a palavra e chamo aqui a Elétia Gomes - Representante <text:s/>dos Lotéricos Independentes, para usar <text:soft-page-break/>da palavra. Acho importante que os Vereadores entendam, que isso é um movimento nacional, ela vai explicar quais são as <text:s/>pautas dos lotéricos que tem um trabalho extremamente importante para a sociedade brasileira, hoje eles não só os que vendem os jogos, eles praticamente são um banco. Depois dessa pauta faremos uma moção de apoio e todos os Vereadores poderão assinar. </text:p>
      <text:p text:style-name="Parágrafo_20_-_20_Orador">O SR. PRESIDENTE:- Está suspensa a Sessão.</text:p>
      <text:p text:style-name="Parágrafo_20_-_20_Orador"/>
      <text:p text:style-name="Parágrafo_20_-_20_Presidência">(Está suspensa a Sessão)</text:p>
      <text:p text:style-name="Parágrafo_20_-_20_Orador"/>
      <text:p text:style-name="Parágrafo_20_-_20_Orador">O SR. PRESIDENTE:- Está reaberta a Sessão. Concedo a palavra a Vereadora Noemia Rocha por cinco minutos. Registramos a presença do Sr. Roberto, morador do bairro Portão. </text:p>
      <text:p text:style-name="Parágrafo_20_-_20_Orador">A SRA. NOEMIA ROCHA:- Sr. Presidente e Srs. Vereadores. Venho aqui falar de um tema até que temos comentado pela necessidade de cada final de semana que vamos a nossa comunidade, ainda continua o apelo <text:s/>da população em relação à domingueira, está surgindo um projeto popular que volte. Quero fazer também uma fala em relação ao investimento do Prefeito Rafael Greca em relação à publicidade, que foi feita falando do Prefeito passado. Vivenciamos isso já, um Prefeito fala do outro, que deixou <text:s/>uma dívida e por isso está com dificuldade. A publicidade é institucional e aí queremos entender isso, porque acho que esse Prefeito não precisa disso, ficar se justificando das dívidas que ficaram para trás e aí investir numa publicidade, que estamos fazendo um Pedido de Informação para saber que custo está tendo isso, considerando esse ajuste e essa dificuldade financeira. Sabemos que os servidores <text:s text:c="8"/>não terão o reajuste inflacionário <text:s/>que é 6%. Até agora <text:s/>não a uma sinalização de que <text:s/>eles vão receber e esse gasto em publicidade. Então, a importância de perguntarmos, porque o Prefeito Gustavo Fruet disse que não teve gasto, que não deixou essa dívida, o Prefeito Rafael Greca disse que deixou. Então, seria interessante fazermos uma sugestão de acareação para entendermos exatamente o que está acontecendo, porque toda mudança de mandato é isso, aí a população fica sem saber, deixou esse deficit em caixa, não deixou, o que são exatamente essas dívidas. <text:s/>Faço essa crítica a essa propaganda institucional, falando do outro Prefeito, acho que esse Prefeito precisa mostrar trabalho, resultados, investir e trazer a domingueira, por exemplo, <text:s/>precisa pagar os servidores os seus 6% <text:s/>de reajuste inflacionário, não é nem aumento. Então, os cento e oitenta dias, já estamos na metade, em relação à saúde pública, as filas, o tempo de espera, tudo isso tem que ser analisado. Estamos fazendo um Pedido de Informação à Prefeitura de Curitiba, o que estás endo gasto em publicidade. Volto a dizer, acho que a melhor publicidade desse Prefeito seria em resultados, não dizer: “Olha, estamos com uma dívida, precisamos que vocês venham pagar o Refic!”. Ótimo, a propaganda, o chamamento para o Refic é legítimo, agora ficar falando do outro Prefeito, que deixou, em consideração também, que o Prefeito Gustavo Fruet foi às redes sociais e disse: “Não temos essa dívida!”. Isso nos <text:soft-page-break/>deixa um ponto de interrogação. Quais são exatamente as dívidas? O <text:s/>Prefeito Gustavo Fruet foi sim à mídia dizendo: “Não é verdade que nós deixamos esse déficit em caixa!”. Então, a importância de nós parlamentares, enquanto fiscalizadores, saber que conta é essa, se tem essa dívida, se não tem essa dívida. Volto a fazer a crítica em relação a essa propaganda <text:s/>institucional <text:span text:style-name="T1">(J) </text:span><text:s/>falando do outro prefeito, das dívidas que deixou. Acho desnecessária a postura do prefeito, mas sim mostrar em resultado. E um dos resultados seria baixar esta tarifa de ônibus e trazer a domingueira que foi dito aqui que tem um déficit de cento e vinte mil. O que é um déficit de cento e vinte mil, considerando a prestação de serviço à comunidade? O que é um déficit de cento e vinte mil, considerando que vai trazer um incentivo à cultura na nossa cidade, lazer à população? Então, caros Vereadores, estamos fazendo já este pedido de informação em relação aos gastos da publicidade sendo institucional e da forma como foi feito. Acho desnecessária, volto a afirmar, desnecessária a maneira como foi dito. E a vontade de trazer aqui o Prefeito Gustavo Fruet <text:s/>junto com o Rafael Greca para que a população possa saber exatamente que dívidas ficaram, que dívidas são essas para que a gente possa ter um entendimento e repassar à população. Muito obrigada.</text:p>
      <text:p text:style-name="Parágrafo_20_-_20_Orador">O SR. PRESIDENTE:- Obrigada, Vereadora Noemia Rocha. Com a palavra, Vereador Zezinho Sabará.</text:p>
      <text:p text:style-name="Parágrafo_20_-_20_Orador">O SR. ZEZINHO SABARÁ:- Bom dia, Presidente, bom dia a todos da Mesa, bom dia Vereadores e Vereadoras e todos que participam desta presente Sessão. Vim a esta Tribuna para falar de um tema que está causando muita preocupação, que está em debate em nível nacional, que é a reforma da Previdência. Todas as reformas, mas o que preocupa muito é a reforma da Previdência. Do jeito que está sendo colocada causa uma preocupação muito grande em toda a população, porque esta mudança tira a esperança de muita gente. Eu não domino muito este assunto, mas tenho prestado a atenção, lido alguns jornais, acompanhado alguns noticiários. É preocupante. Então, ao invés de melhorar algumas coisas, claro que vai piorar. Como dizem sempre as Vereadoras Noemia Rocha e Professora Josete, sempre o povo vai pagar a conta de novo. Então, isso nos preocupa. Eu estava vendo principalmente os agricultores, vai ser uma dificuldade danada para conseguir a sua aposentadoria, as mulheres, que igualdade foi essa? Então, é um problema seríssimo, Vereador Toninho da Farmácia. Esses dias vim conversando com o Toninho, ele está próximo em se aposentar, mas com essa mudança pode trazer algumas complicações. E outros, tenho conversado com várias pessoas que estão preocupadíssimas com essas mudanças, com esta reforma da Previdência que vai prejudicar muita gente. E os jovens. Agora o jovem tem que trabalhar a partir dos dezesseis anos para se aposentar próximo aos setenta anos. E hoje a dificuldade é tão grande de arrumar trabalho, nesta crise de emprego. Eu mesmo tenho uma agência de emprego, olha não é fácil, o mercado de trabalho para o jovem é muito difícil. A gente consegue algumas vagas brigando mesmo, não são todos os dias que têm vaga para o jovem. Como eles vão começar a trabalhar <text:soft-page-break/>tão jovem assim com dezesseis anos? Geralmente o jovem começa a trabalhar mesmo próximo dos vinte anos. Então, é difícil, a gente ficar ouvindo tudo isso e o povo, ai vem esta Operação Carne Fraca, eles estão preocupados em tirar o direito do trabalhador, tudo sobre para a gente. O país em dificuldade do jeito que está, agora pode causar um desemprego, porque se os países que compram o nosso produto pararem de comprar, geralmente mais pessoas estarão desempregadas. Então isso tudo vai acarretando para o trabalhador, porque têm pessoas que ganham bem que nem necessita da aposentadoria, já tem a sua renda que vai lhe garantir para o resto da sua vida. Agora quem precisa de uma aposentadoria é o trabalhador, aquele que sai dia a dia, enfrentando essas greves de ônibus que não é fácil, com chuva e tudo nos pontos de ônibus, esperando duas horas um ônibus para ir trabalhar, esses vão sentir depois futuramente. Eu diria que essa reforma que o nosso Presidente esta propondo, está como o Exterminador do Futuro, está tirando o futuro das pessoas, o sonho que a pessoa tem, que o cidadão tem, que o trabalhador tem <text:span text:style-name="T1">(A)</text:span> <text:s/>de lá na frente ter uma vida mais digna. Não é fácil, a pessoa tem uma certa idade, vem a compra de medicamento que não é barato, hoje em dia nem todos podem pagar um plano de saúde, o SUS às vezes não atende como deveria. Então, é complicado, nós neste momento temos que refletir, é uma discussão de toda a sociedade, porque para nós é que vai refletir toda essa mudança que está sendo proposta. Então, temos que pensar também em participar desse debate, somos parlamentares, e como trabalhadores estamos nessa luta e devemos estar sim preocupados com o que está acontecendo no Congresso, no Governo Federal em todas as instâncias. É uma preocupação que muitas vezes tira o nosso sono, porque começamos a nos preocupar com isso, de como vai ser amanhã. Hoje, tudo bem, os deputados e senadores vão votar e com certeza vão aprovar, porque muda uma coisa, muda a outra, mas vai dar no mesmo e depois o resultado vai refletir na nossa vida. Muito obrigado, uma boa Sessão, uma boa semana a todos.</text:p>
      <text:p text:style-name="Parágrafo_20_-_20_Orador">O SR. PRESIDENTE:- Próximo inscrito Vereador Tico Kuzma.</text:p>
      <text:p text:style-name="Parágrafo_20_-_20_Orador">O SR. TICO KUZMA:- Sr. Presidente, Vereadores e Vereadoras, na realidade quero fazer um comunicado, um pedido aos vereadores que fazem parte da Comissão do Estudo e Reforma do Regimento Interno. Foi enviado aos vereadores uma sugestão do Regimento desta Comissão e também algumas sugestões já sobre possíveis mudanças do Regimento Interno. Em razão dessa primeira reunião, em conversa com o Presidente Serginho do Posto também, ser uma reunião apenas para aprovação do Regimento Interno dessa Comissão, estamos pedindo aos vereadores que permaneçam após o final da Sessão para que possamos aprovar esse Regimento Interno da comissão hoje no final da manhã e não precisaríamos da reunião de hoje às 15h.. E também que os vereadores durante esta semana, pode ser os trinta e oito vereadores, encaminhem ao Vereador Bruno Pessuti outras sugestões além daquelas encaminhadas aos vereadores, para que na próxima segunda-feira possamos começar a discussão de todos esses itens que são propostos para a reforma do Regimento Interno. Então, faço um apelo aos <text:soft-page-break/>vereadores: Cacá Pereira; Cristiano Santos; Dr. Wolmir; Ezequias Barros; <text:s/>Geovane Fernandes; Goura; Hélio Wirbiski; Kátia Dittrich; Maria Manfron; Mauro Ignácio; Oscalino do Povo; Osias Moraes; Paulo Rink; Professora Josete; nosso Presidente Serginho do Posto, que após o encerramento da Sessão vamos até a sala de reuniões ao lado do Plenário para que possamos aprovar esse Regimento Interno da Comissão de Revisão e Reforma do Regimento Interno. Obrigado, conto com a presença dos vereadores.</text:p>
      <text:p text:style-name="Parágrafo_20_-_20_Orador">O Sr. Thiago Ferro:- Para um comunicado à Casa, Sr. Presidente. (Assentimento). Gostaria de comunicar aos Vereadores e funcionários e pedir um minuto de silêncio em homenagem à Sra. Zeni de Souza, Secretária da Associação de Funcionários e Vereadores da Câmara Municipal de Curitiba que veio a falecer com quarenta e sete anos. Seu sepultamento está ocorrendo agora às 10h. no Cemitério Santa Cândida.</text:p>
      <text:p text:style-name="P4">O SR. PRESIDENTE:- Registramos e faremos um minuto de silêncio em homenagem à Sra. Zeni Souza Forostecki, ela que foi funcionária da Associação da Câmara dos Vereadores.</text:p>
      <text:p text:style-name="P4"/>
      <text:p text:style-name="P5">(É feito um minuto de silêncio)<text:span text:style-name="T1">(C)</text:span></text:p>
      <text:p text:style-name="P4"/>
      <text:p text:style-name="Parágrafo_20_-_20_Orador">O SR. PRESIDENTE:- Está encerrado o Pequeno Expediente. Com a presença <text:s/>dos seguintes Srs. Vereadores: (ver Ata), passamos à</text:p>
      <text:p text:style-name="Parágrafo_20_-_20_Orador"><text:s/></text:p>
      <text:p text:style-name="Parágrafo_20_-_20_Cabeçalho"><text:span text:style-name="T5">ORDEM <text:s text:c="3"/>DO <text:s text:c="2"/>DIA</text:span> </text:p>
      <text:p text:style-name="Parágrafo_20_-_20_Orador">O Sr. Toninho da Farmácia:- <text:s/>Para comunicado à Casa, Sr. Presidente. (Assentimento). Gostaria de registrar aqui o meu agradecimento ao Secretário da Saúde do Estado do Paraná, Michele Caputo Neto, pelo atendimento que nos deu no sábado quando estávamos com <text:s/>uma pessoa na UPA do Campo Comprido em situação de risco. Não conseguimos falar com o pessoal do município então apelamos para o secretário e ele nos atendeu prontamente fazendo que essa pessoa tivesse o atendimento merecido e digno de respeito. Muito obrigado. </text:p>
      <text:p text:style-name="Parágrafo_20_-_20_Orador">O SR. PRESIDENTE:- Inexistindo projetos que estejam devidamente instruídos com pareceres das comissões competentes, em consonância com o Artigo 125 do Regimento Interno, passamos de imediato à análise das indicações e requerimentos constantes na segunda parte da Ordem do Dia. O Sr. 1º Secretário procederá a leitura de indicações e requerimentos que dependem da deliberação do plenário. </text:p>
      <text:p text:style-name="Parágrafo_20_-_20_Orador">O SR. 1º SECRETÁRIO:- (Lê) Requerimento do Vereador Cacá Pereira que solicita <text:s/>Encaminhe-se ao Executivo Municipal a seguinte sugestão: Quando da formação ou atualização de treinamentos dos integrantes da Guarda Municipal os mesmos tenham a disciplina de Linguagem Brasileira de Sinais (Libras) para, desta forma, poderem desenvolver uma abordagem junto aos cidadãos que sejam portadores de deficiência auditiva de maneira <text:soft-page-break/>qualificada. </text:p>
      <text:p text:style-name="Parágrafo_20_-_20_Orador">O SR. PRESIDENTE:- Em discussão. (Pausa). Em votação. (Pausa). APROVADO. </text:p>
      <text:p text:style-name="Parágrafo_20_-_20_Orador">O SR. 1º SECRETÁRIO:- (Lê) Requerimento do Vereador Paulo Rink que solicita Encaminhe-se ao Executivo Municipal a seguinte sugestão: intensificar a campanha de informação sobre os serviços da Prefeitura Municipal de Curitiba para o atendimento e apoio às mulheres em situação de violência. </text:p>
      <text:p text:style-name="Parágrafo_20_-_20_Orador">O SR. PRESIDENTE:- Em discussão. (Pausa). </text:p>
      <text:p text:style-name="Parágrafo_20_-_20_Orador">A Sra. Maria Letícia:- Gostaria de discutir, Sr. Presidente. </text:p>
      <text:p text:style-name="Parágrafo_20_-_20_Orador">O SR. PRESIDENTE:- Para discutir, Vereadora Maria Letícia. </text:p>
      <text:p text:style-name="Parágrafo_20_-_20_Orador">A SRA. MARIA LETÍCIA FAGUNDES:- Bom dia, Presidente, Vereadores e Vereadoras. Muito feliz com o projeto do Vereador Paulo Rink! Quero cumprimentar o vereador porque demonstra aqui muito claramente a sensibilidade dos homens à causa das <text:s/>mulheres. E no entendimento de quem milita nesta causa, homens e mulheres devem juntos, na verdade, Vereadora Julieta, fazer o enfrentamento. Existem muitas ações que acontecem já na cidade de Curitiba, que foram construídas ao longo desses anos pelos movimentos sociais e também pela Secretaria <text:span text:style-name="T1">(G)</text:span><text:span text:style-name="T5"> <text:s/></text:span>da Mulher. Eles não podem ser descontinuidade, eles não podem parar, enfim. O que ocorre, muitas vezes a gente vê na transição da gestão, muda governo param-se as políticas públicas e daí a gente tem uma grande perda e um retrocesso. Então parabéns ao Vereador, quero cumprimentá-lo porque isso faz com que agora, a gente tenha um pedido oficial de continuidade das políticas públicas que tratam de mulheres. Mas eu quero fazer um esclarecimento além disso, em Curitiba, existe uma rede de atenção à mulher em situação de violência, esta rede queira Deus que eu não esqueça o nome de todos, é composta por várias instituições e situações na Cidade. Por exemplo, Instituto Médico Legal participa, todas as delegacias da mulher, as secretarias de um modo geral, a Secretaria da Saúde, a Secretária de Justiça, órgãos de Defensoria Pública, juizados de violência e sem esquecer, claro dos CREAS e CRAS, que fazem o enfrentamento e fazem parte dessa rede de atendimento. Gente, sem a rede de atendimento, nada do que aconteceu de positivo na Cidade de Curitiba, inclusive do Estado, teria acontecido. Embora enfrentamos ainda um número enorme da violência, 80% das nossas crianças e adolescentes, são as nossas vítimas de violência, dados do Instituto Médico Legal. Quase onze mil exames de lesão corporal ao ano de mulheres no Instituto Médico Legal, são registrados o que mostra a ponta do <text:span text:style-name="T6">iceberg</text:span> porque muitas nem denunciam. Então é importante, é necessário que as políticas públicas se mantenham na Cidade de Curitiba, coisa que foi construído com o suor de todos e de todas na Cidade. Muito obrigada. Alguma pergunta? Obrigada Julieta, obrigada Presidente.</text:p>
      <text:p text:style-name="Parágrafo_20_-_20_Orador"/>
      <text:p text:style-name="P2">(Assume a Presidência o Vereador Tico Kuzma)</text:p>
      <text:p text:style-name="Parágrafo_20_-_20_Orador"/>
      <text:p text:style-name="Parágrafo_20_-_20_Orador"><text:soft-page-break/>O SR. PRESIDENTE:- Em discussão. (Pausa). Para discutir, Vereador Paulo Rink.</text:p>
      <text:p text:style-name="Parágrafo_20_-_20_Orador">O SR. PAULO RINK:- Bom dia a todos, bom dia Vereadora, obrigado pela discussão também do projeto. Gostaria falar só rapidamente, que essa sugestão ao Executivo nada mais do que ampliar essa divulgação, que o fato ocorrido semana passada, com um atendimento no meu gabinete, nós tivemos algum problema para atender uma mulher que sofreu uma violência e também que a Prefeitura encaminhe para a população, todos os canais que estão abertos para esta ajuda as mulheres. Então nada mais é do que um alerta, um pedido para a Prefeitura de ampliação dessa divulgação, que nós tivemos já aí desde criada a Patrulha Maria da Penha, que foram seis mil, trezentos e setenta acompanhamentos, de três mil duzentas mulheres, de fato ocorridos desde da sua criação. E nós temos a Casa da Mulher Brasileira, que está atendendo 24h por dia, e vários dados que a Prefeitura tem à disposição da população e que às vezes, no momento de desespero, do fato ocorrido acaba indo no lugar errado. Então a Prefeitura faz esta divulgação, é uma sugestão que pode melhorar o atendimento as mulheres da nossa Cidade.</text:p>
      <text:p text:style-name="Parágrafo_20_-_20_Orador">A Sra. Noemia Rocha:- Um aparte Vereador.</text:p>
      <text:p text:style-name="Parágrafo_20_-_20_Orador">O Sr. Ezequias Barros:- Um aparte Vereador</text:p>
      <text:p text:style-name="Parágrafo_20_-_20_Orador">O SR. PAULO RINK:- Por favor Vereadora Noemia.</text:p>
      <text:p text:style-name="Parágrafo_20_-_20_Orador">A Sra. Noemia Rocha:- (aparte) Muito obrigada Vereador Paulo Rink. A gente fica feliz em saber que esse requerimento partiu da V. Exa. sendo homem e a preocupação com as mulheres. Eu fiz uma sugestão ao Presidente dessa Casa e ao Departamento de Imprensa, que tivéssemos também assim, até para agregar a tua solicitação, uma página da mulher no <text:span text:style-name="T6">site</text:span> da Câmara. Então já está sendo feito Vereador, já está sendo estudado em relação a isso, está sendo programado justamente para trazer essas informações também, mas eu acho importante a Prefeitura ter esse espaço lá no <text:span text:style-name="T6">site</text:span>, enfim uma campanha para que trouxesse essa informação. Porque realmente muitas mulheres, por falta de informação estão mantendo-se prisioneiras no relacionamento, com companheiro em casa, justamente por não ter essa informação, <text:s/>por não saber a quem recorrer. Parabéns pelo seu requerimento.</text:p>
      <text:p text:style-name="Parágrafo_20_-_20_Orador">O SR. PAULO RINK:- E nada mais é do que um alerta e um pedido a Prefeitura, porque aconteceu semana passada, a mulher que foi agredida ligou para o 190, depois foi encaminhada para a delegacia ali do Passeio Público, e não conseguiu atendimento. Então depois teve o seu encaminhamento correto, mas lembrando aqui alguns números estatísticos, quando sofre agressão 21% das mulheres que foram agredidas, elas não fazem a denúncia. Somente 17% formalizam a denúncia <text:span text:style-name="T7">(P)</text:span>. e 11% dessas denúncias são da Delegacia da Mulher. Aumentando essa divulgação, com certeza poderemos atender melhor e essa é a intenção desse pedido ao Executivo, dessa sugestão, que nada mais é do que atender a população de Curitiba, nesse caso as mulheres. Concedo um aparte ao Vereador Ezequias Barros.</text:p>
      <text:p text:style-name="Parágrafo_20_-_20_Orador">O Sr. Ezequias Barros:- (aparte) Quero parabenizar o Vereador pela iniciativa. Como igreja recebemos muito isso. Entendo que a grande dificuldade que boa parte das mulheres têm <text:soft-page-break/>é essa informação de onde buscar atendimento e buscar um bom atendimento, porque muitos também não estão preparados. Acho que um dos problemas que a mulher enfrenta quando da sua ida a qualquer posto de atendimento, seja da Prefeitura, da Polícia ou da Casa da Mulher Brasileira... Entendo que ela às vezes precisa de um atendimento diferenciado, onde seja bem recebida, porque é um momento de constrangimento pessoal total, que ela tem que expor aquela pessoa que a agrediu e se expor. O senhor está de parabéns pela sua posição. Sempre tenho dito às mulheres que vem até nós dizendo que estão sendo agredidas, que vão até a delegacia para denunciar, porque quantas mulheres tem perdido suas vidas por falta de ir até a delegacia? Infelizmente isso acontece e de uma maneira covarde, são homens que não se põem no seu lugar. Sempre digo que não se pode bater em uma mulher nem com uma rosa. É a melhor coisa que temos na vida e que precisamos cuidar. Entendo que a mulher é o melhor presente que temos e precisamos cuidar desse presente todos os dias. O senhor está de parabéns, a mulher precisa ter esse cuidado.</text:p>
      <text:p text:style-name="Parágrafo_20_-_20_Orador">O SR. PAULO RINK:- Obrigado, Vereador. É essa a intenção com essa sugestão. A discussão aqui em plenário, aumentar a divulgação nos sites, como a própria Vereadora Noemia Rocha comentou e a Prefeitura fazendo campanhas positivas nessa questão que, infelizmente, aflige as mulheres. Estamos tentando aí fazer o melhor atendimento depois e até como precaução, nos momentos de desespero que possam ocorrer em qualquer família, com qualquer mulher de Curitiba. Conto com o apoio de todos na aprovação dessa matéria.</text:p>
      <text:p text:style-name="Parágrafo_20_-_20_Orador">O SR. PRESIDENTE:- Em discussão. (Pausa). Em votação. (Pausa). APROVADO.</text:p>
      <text:p text:style-name="Parágrafo_20_-_20_Orador">O SR. 1º SECRETÁRIO:- (Lê) Requerimento da Vereadora Fabiane Rosa, encaminhe-se ao Executivo Municipal a seguinte sugestão: realizar em parceria com o Governo do Estado do Paraná a regulamentação e manutenção da área denominada parcão, localizada aos fundos do Museu Oscar Niemeyer.</text:p>
      <text:p text:style-name="Parágrafo_20_-_20_Orador">O SR. PRESIDENTE:- Em discussão. (Pausa). Em votação. (Pausa). APROVADO.</text:p>
      <text:p text:style-name="Parágrafo_20_-_20_Orador">O SR. 1º SECRETÁRIO:- (Lê) Requerimento da Vereadora Fabiane Rosa, encaminhe-se ao Executivo Municipal a seguinte sugestão: instituir junto a Guarda Municipal de Curitiba a patrulha de proteção e defesa animal.</text:p>
      <text:p text:style-name="Parágrafo_20_-_20_Orador">O SR. PRESIDENTE:- Em discussão. (Pausa). Para discutir, concedemos a palavra à Vereadora Fabiane Rosa.</text:p>
      <text:p text:style-name="Parágrafo_20_-_20_Orador">A SRA. FABIANE ROSA:- Bom dia a todos. Vou fazer a discussão das duas proposições juntas, até por uma questão de tempo. A primeira é com relação ao parcão. Quem conhece aquele espaço ali atrás do Museu Oscar Niemeyer, que fica entre o Bosque do Papa e o Museu sabe que ele acabou sendo um espaço utilizado por pessoas nos finais de semana para levar os seus cães, mas ele não é regularizado, não tem estrutura é difícil até para conseguir água para os animais que brincam lá. A nossa proposta é que ele seja regularizado como um espaço para que as pessoas levem seus animais, e assim tenha a estrutura principalmente de <text:soft-page-break/>segurança. Temos recebido várias denúncias de envenenamento de cães, de pessoas que jogam coisas ali e acabam envenenando os cães, <text:span text:style-name="T1">(K)</text:span>. também de assaltos aos frequentadores. Então, sendo um espaço regularizado e organizado, com toda estrutura, a gente também vai ter a segurança necessária. Hoje ainda eu vou mandar um requerimento ao Secretário Mikalovski para falar sobre a segurança do parcão. Concedo aparte ao Vereador Mauro Ignácio.</text:p>
      <text:p text:style-name="Parágrafo_20_-_20_Orador">O Sr. Mauro Ignácio:- (aparte) Cumprimentar a Vereadora Fabiane Rosa por essa iniciativa, e informar também que no ano passado fizemos a mesma sugestão ao Executivo, para que fosse criado um parcão lá no Parque Barigui, lá no final do estacionamento, na BR-277, numa área que está ociosa, e poderia ser utilizada, porque o parque tem muitas pessoas que caminham com animais lá, e seria uma forma de ocupação daquele espaço e atender também os animais. Votamos favorável, e conte com o nosso apoio.</text:p>
      <text:p text:style-name="Parágrafo_20_-_20_Orador">A SRA. FABIANE ROSA:- Obrigada, Vereador Mauro Ignácio. O único problema daquele espaço é que ele é do Estado. Na verdade, vai ter que ser feita uma parceria entre o Governo do Estado e a Prefeitura para decidir de quem vai ser aquele campo que é utilizado como parcão, e regularizar para manter aquele espaço. Essa é uma das sugestões. E a outra é sobre a patrulha de defesa animal, patrulha especializada na proteção e defesa animal. O que acontece? Diariamente a gente tem muitas denúncias de maus-tratos a animais. É claro que o atendimento a todas essas denúncias é feito via Denúncias 156, mas a equipe da rede de proteção animal não dá conta de atender toda a demanda, e muitas vezes não pode chegar ao local onde tem o animal vítima de maus-tratos, porque é um local perigoso e não tem o apoio da Guarda Municipal. O apoio até existe, mas em casos pontuais. Por exemplo, tem um animal sendo maltratado num determinado local perigoso. Aí, se pede o apoio da Guarda Municipal mas, às vezes, na espera de toda essa estrutura, pode já ter acontecido alguma coisa pior com aquele animal, principalmente quando são denúncias do flagrante, que o <text:s/>animal está sendo espancado, etc. Então, a nossa sugestão é que a gente tenha essa patrulha especializada que atenda sempre junto com os fiscais e veterinários da rede de proteção, que faça o atendimento a essas denúncias de maus-tratos. Todo mundo aqui vai concordar, que quando um fiscal chega na casa de uma pessoa que maltratou, ou que espancou, ou que o animal está machucado, sozinhos os fiscais não conseguem muita coisa, eles têm essa dificuldade no trato com a pessoa, e se a Guarda Municipal chega junto, impõe mais respeito. E mais uma vez eu reforço aqui nesta Casa, a necessidade que a gente tem de punir quem maltrata e quem abandona. A questão do abandono, já se perdeu o controle, as pessoas simplesmente estão abandonando porque vão viajar, porque vão se mudar, porque não querem mais. Então, que gente tem que pensar nesse controle também de forma punitiva para quem faz isso. A criação dessa patrulha vai ser bem positiva, porque a própria população já vai saber que tem um carro especializado, que vai ter a logomarca dizendo que é uma patrulha especializada para proteção dos animais, e isso inibe, de certa forma, a questão dos maus-tratos. Vereador Hélio Wirbiski.</text:p>
      <text:p text:style-name="Parágrafo_20_-_20_Orador"><text:soft-page-break/>O Sr. Hélio Wirbiski:- (aparte) Vereadora Fabiane, nós conversamos esses dias sobre isso e eu me preocupo bastante com essa causa, principalmente com o castramóvel, que eu acho que seria uma forma de controlarmos pelo menos essa população de rua. E temos trabalhado nisso desde o mandato anterior, mas acho que teríamos que trabalhar também numa modificação da lei, de quem maltrato ao animais, dessa pessoa que abandona, dessa pessoa que realmente causa esse problema, e fazer uma multa pesadíssima, e trabalhar nesse sentido. Eu entendo a sua preocupação, <text:span text:style-name="T1">(T) </text:span>mas sei das dificuldades da Guarda Municipal de atender a nossa população. Claro que os animais merecem todo o respeito, mas acima de tudo o ser humano é a medida de todas as coisas. Entendo a sua preocupação, apoio e acho que tínhamos que modificar a lei. </text:p>
      <text:p text:style-name="Parágrafo_20_-_20_Orador">A SRA. FABIANE ROSA:- Obrigado Vereador. É lógico que a patrulha não vai resolver todos os <text:s/>problemas, mas como falei, inibe saber que tem esse <text:s/>serviço e a chegada da Guarda Municipal em locais onde os animais são vítimas de maus tratos. Com relação ao Castra Móvel <text:s/>temos feito, diariamente, esse pedido, agora saiu o orçamento, essa semana, inclusive, dia 23 <text:s/>vai ter uma reunião pública no Parque Barigui às 18h30min, com a Secretaria do Meio Ambiente e o segmento da proteção para falar do orçamento e de que forma isso vai ser utilizado. Temos um equipamento que é o Castra Móvel e que está parado, ele ficou <text:s/>dois meses na Universidade Federal do Paraná no pátio, mas não aconteceram castrações, foram setenta ou cem, <text:s/>isso é muito pouco para a nossa <text:s/>população. Agradeço mais uma vez <text:s/>e uma boa semana de trabalho a todos nós. Muito obrigada! </text:p>
      <text:p text:style-name="Parágrafo_20_-_20_Orador">O SR. PRESIDENTE:- Em discussão. (Pausa). Em votação. (Pausa). APROVADO. </text:p>
      <text:p text:style-name="Parágrafo_20_-_20_Orador">O SR. 1º SECRETÁRIO:- (Lê) Requerimento do Vereador Sabino Picolo.</text:p>
      <text:p text:style-name="Parágrafo_20_-_20_Orador">O SR. PRESIDENTE:- Vereador ausente do Plenário. Está prejudicado por três sessões o requerimento. </text:p>
      <text:p text:style-name="Parágrafo_20_-_20_Orador">O SR. 1º SECRETÁRIO:- (Lê) Requerimento do Vereador Oscalino do Povo. Encaminhe-se ao Executivo Municipal a seguinte sugestão: Solicita a inclusão na LOA de 2018, a revitalização da Rua Mém de Sá, no Bairro Lindóia. </text:p>
      <text:p text:style-name="Parágrafo_20_-_20_Orador">O SR. PRESIDENTE:- Em discussão. Para discutir, Vereador Oscalino do Povo.</text:p>
      <text:p text:style-name="Parágrafo_20_-_20_Orador">O SR. OSCALINO DO POVO:- Sr. Presidente e Srs. Vereadores. A minha preocupação com esta rua é que ela é linha de ônibus <text:s/>e ela trás uma facilidade para desobstruir o trânsito em dois lugares, <text:s/>seria na própria Fanny e no Lindóia, a geografia do bairro Lindóia, apesar de ser o centro de Curitiba esse triângulo no nosso bairro e um bairro pequeno, ele tem essa dificuldade no arruamento de melhorias tanto quanto se tratando de uma linha de ônibus. Se passar ali com um caminhão de melancias, acho que ficam só a metade delas, porque acabam caindo. É muito complicado! E as pessoas estão ao médico, principalmente pessoas idosas, com uma determinada patologia, elas acabam voltando com outro assunto, de repente, de uma coluna ou situação que o próprio posto de saúde depois tem dificuldades em ajustar <text:soft-page-break/>uma agenda para essa pessoa. Então, trago a esta Casa de Leis essa preocupação, no sentido de uma priorização para essa necessidade comunitária. Concedo aparte ao Vereador Ezequias Barros.</text:p>
      <text:p text:style-name="Parágrafo_20_-_20_Orador">O Sr. Ezequias Barros:- (aparte) Quero parabenizar o senhor por esta colocação a respeito da sua rua, mas <text:s/>quero falar a respeito ali no bairro Novo Mundo, <text:s/>entendo que o Novo Mundo é uma ilha nesta cidade, você vai para o Capão Raso e você vê aonde foi feito o asfalto, em boa parte das ruas do Capão Raso, você sai para o Portão em boa parte das ruas com asfalto definitivo. O Novo Mundo dá para contar quantas ruas tem asfalto, eu creio que asfalto mesmo só temos em duas ou três ruas somente, o restante é antipó. <text:span text:style-name="T1">(J)</text:span> Quarenta anos tem ruas como essas que o senhor está falando. Então, nós precisamos, e eu vou indicar também algumas ruas do bairro do Novo Mundo, porque há uma situação que não tem mais como fazer. O antipo já acrescentou alguns centímetros da rua, então temos ruas ali que é praticamente de se andar. E creio que se houvesse, até estive com o regional, tem que fazer uma limpeza, tem que retirar aquele material e fazer uma nova capa porque não tem mais jeito de andar. Parabéns por sua colocação, mas creio que estamos com a nossa cidade talvez toda ela precisando rever esta questão da malha viária. Obrigado pelo aparte.</text:p>
      <text:p text:style-name="Parágrafo_20_-_20_Orador">O SR. OSCALINO DO POVO:- Eu que agradeço, Vereador, a oportunidade de estarmos debatendo a prioridade de estar lidando com a prevenção, porque depois fica crônica a situação. Estou encerrando e digo que onde é a linha de ônibus as pessoas já tem dificuldade hoje pelos assaltos, vandalismo e ainda com o próprio poder público a desejar que é ônibus na via do asfalto definitivo. Concedo aparte ao Vereador Mauro Bobato.</text:p>
      <text:p text:style-name="Parágrafo_20_-_20_Orador">O Sr. Mauro Bobato:- (aparte). Obrigado, companheiro Oscalino. Bom dia a todos. Eu queria me solidarizar a V.Exa. no quesito do Fani e sugerir ao Executivo, sabendo do momento difícil financeiro, é uma coisa complicada, mas procurarmos parcerias e novos métodos para serem implantados nessas obras. Se o poder público não tem viabilidade, vamos ter que procurar outros caminhos, através da iniciativa privada, moradores. É sempre duro atribuir, mais tendências aos moradores, mas temos que procurar que as coisas aconteçam. Eu moro na região Sul que tem uma demanda muito grande sobre esta situação, Vereador Oscalino do Povo, então vamos sugerir, vamos cobrar, o nosso Secretário Eduardo Pimental quer fazer um bom trabalho, o próprio Prefeito Rafael Greca, mas pela dificuldade financeira vemos que será difícil acontecer. Então, teremos que ter uma linha auxiliar, procurar novos caminhos para resolvermos esses problemas. Mais uma vez parabéns pela iniciativa e ode contar com esse companheiro de bancada nesta caminhada. Parabéns, Oscalino.</text:p>
      <text:p text:style-name="Parágrafo_20_-_20_Orador">O SR. OSCALINO DO POVO:- Obrigado, meu líder de bancada PTN. Então, percebemos que a conectora três vai vir do Pinheirinho e até o Parolin. Isso hoje, essas ruas estão precárias para que um ônibus transite em cima. Imaginem até terminar essas obras que deverá ir até um ano e meio para concluir. Muito obrigado. Bom dia a todos. uma ótima <text:soft-page-break/>semana. <text:s/></text:p>
      <text:p text:style-name="Parágrafo_20_-_20_Orador">O SR. PRESIDENTE:- Em discussão. (Pausa). Em votação. (Pausa). APROVADO.</text:p>
      <text:p text:style-name="Parágrafo_20_-_20_Orador">O SR. 1º SECRETÁRIO:- (Lê) Requerimento do Vereador Oscalino do Povo que solicita a inclusão da LOA a revitalização da Rua Camilo Castelo Branco no Bairro Lindoia. <text:s text:c="2"/></text:p>
      <text:p text:style-name="Parágrafo_20_-_20_Orador">O SR. PRESIDENTE:- Em discussão. (Pausa). Em votação. (Pausa). APROVADO.</text:p>
      <text:p text:style-name="Parágrafo_20_-_20_Orador">O SR. 1º SECRETÁRIO:- (Lê) Requerimento do Vereador Oscalino do Povo que solicita a inclusão da LOA a revitalização da Rua Galileu Galilei no Bairro Lindoia. <text:s text:c="2"/></text:p>
      <text:p text:style-name="Parágrafo_20_-_20_Orador">O SR. PRESIDENTE:- Em discussão. (Pausa). Em votação. (Pausa). APROVADO.</text:p>
      <text:p text:style-name="Parágrafo_20_-_20_Orador">O SR. 1º SECRETÁRIO:- (Lê) Requerimento do Vereador Cacá Pereira que solicita a submissão ao plenário ao parecer contrário da Comissão de Legislação, Justiça e Redação. </text:p>
      <text:p text:style-name="Parágrafo_20_-_20_Orador">O SR. PRESIDENTE:- Em discussão. (Pausa). com a palavra, Vereador Cacá Pereira.</text:p>
      <text:p text:style-name="Parágrafo_20_-_20_Orador">O Sr. Zezinho Sabará:- Para informação à Casa, Presidente. (Assentimento). Presidente, lembro-me que o Presidente tinha falado que faríamos uma foto para deixarmos no registro da Casa. Eu passo todos os dias no salão para dar uma ajeitada e a foto ainda não aconteceu. Vou continuar gastando ou vamos fazer a foto.</text:p>
      <text:p text:style-name="Parágrafo_20_-_20_Orador">O SR. PRESIDENTE:- Nós faremos nos próximos dias. Nós estávamos aguardando um dia propício, mas faremos sim. Obrigado, Vereador. Com a palavra, Vereador Cacá Pereira. <text:s text:c="3"/></text:p>
      <text:p text:style-name="Parágrafo_20_-_20_Orador">O SR. CACÁ PEREIRA:- Sr. Presidente, Sras. Vereadoras, Srs. Vereadores, funcionários, visitantes, bom dia. Venha a esta Tribuna solicitar aos Srs. Vereadores, às Sras. Vereadoras, à submissão do projeto de minha autoria <text:span text:style-name="T1">(A)</text:span> com parecer contrário da Legislação, projeto este que dispõe sobre a cobrança de estacionamentos de veículos em shopping centers. Antes da discussão propriamente dita quero fazer uma observação, que o ato da submissão é uma prerrogativa que confere a mim e mais aos trinta e oito vereadores. Ela todavia não pode ser questionada ou colocada em dúvidas ou até mesmo pedido por um ou por outro que não assine ou que retire, porque entendo que sendo uma prerrogativa nos cabe usá-la quando necessário e foi o caso, fiz uso dela e estou aqui defendendo porque entendo que a discussão de todo e qualquer projeto ele é pertinente sobretudo quando tem interesse coletivo. No caso do projeto ele teve parecer contrário da Comissão, respeito, é uma comissão que cabe, mas vejamos, temos que ficar no mínimo com as interrogações, porque o mesmo projeto em outro estado dentro da nossa federação foi aprovado. No entanto, o prefeito vetou, voltou a Câmara, os vereadores livres e independentes sem atrelamento com quem quer que seja, vetaram o projeto. Ou seja, derrubou o veto. O projeto aprovado não foi regulamentado pelo então prefeito, que não foi reeleito, o prefeito eleito, por sua vez, na mesma linha dos senhores vereadores daquela casa trabalhando em favor do povo, sem qualquer vínculo e sem qualquer atrelamento, regulamentou o projeto. Este projeto regulamentado, sim, foi para a esfera jurídica, mas aí começa a causar espécie, porque uma comissão nega, a outra aprova, tem o veto de um prefeito mas daí tem uma outra equipe jurídica de todos os vereadores de uma casa <text:soft-page-break/>que entendem que deve ser derrubado o veto, na ocasião do projeto aprovado lá. Como eu disse que a discussão é válida, este mesmo projeto sofreu sanções, evidente, foi para a esfera jurídica, indo para a esfera jurídica teve mandados de segurança, liminares não acatadas, na sequência <text:s/>foi acatada, ou seja, o projeto não prosperou. Tudo bem. Já em outro estado o mesmo projeto foi aprovado e duas liminares negadas. Depois de muita pressão da parte menor mas que movimenta o capital, as duas liminares negadas por duas vezes. Ou seja, teve parecer favorável ao segmento e não ao projeto. Em outro estado também teve liminar contrária a derrubada do projeto. Pergunto aos senhores e as senhoras, que departamento jurídico? Que legislação? Aí vem a lei federal dizendo que não podemos interferir na iniciativa privada. É verdade, mas talvez o projeto aqui na sua totalidade faltou observar que ele não impede a cobrança de estacionamento efetivamente a qualquer usuário do estacionamento. O projeto pede a recíproca do cliente quando consumir, devidamente comprovado. Aquele cidadão que resolve vir a Câmara Municipal de Curitiba e estaciona ali no shopping, evidente que não pode sair sem pagar, eu entendo que não. Mas por outro lado, para confundir um pouco, fico aqui pensando, alguém consegue imaginar um shopping sem estacionamento? “Ah, mas para subsidiar as despesas dos lojistas e dos custos”. É mais em conta aos lojistas os alugueis em shoppings? Uma vez que é para subsidiar. É mais em conta os custos dos <text:s/>produtos? Se é para subsidiar. Vejam, são informações, são discussões que podemos levar, podemos parar por aqui, porém, eu não poderia deixar de vir aqui e colocar essas interrogações, não aqui tirando o mérito da decisão da Comissão, pelo contrário <text:span text:style-name="T1">(C)</text:span>. Prerrogativa. Eles entenderam que não deve prosperar com base... Mas eu fico pensando, onde está um desembargador quando nega uma liminar dizendo que o projeto é pertinente e pode prosperar? Ele também estudou o mesmo direito que o outro estudou, inclusive, com todo o respeito ao outro, ele está até num plano mais elevado uma vez que é um desembargador. Então, as discussões são pertinentes. Vou abrir um aparte ao Vereador Rogério Campos e, na sequência, continuo. </text:p>
      <text:p text:style-name="Parágrafo_20_-_20_Orador">O Sr. Rogério Campos:- (aparte) Obrigado, Vereador Cacá Pereira. Bastante interessante porque esse fato <text:s/>aconteceu comigo semana passada, semana retrasada, de que o vereador tem essa possibilidade de trazer novamente seu projeto. Acho que o tema é bastante importante porque o que geralmente tem mais lucro é o que mais quer tirar do povo, da população. E se já estão ganhando com um aluguel forte, com um preço diferenciado, que todo mundo sabe que tem, acho que esse projeto é bastante interessante e tem que vir sim para a discussão. A aprovação dele ou não é outra coisa. Mas a partir do momento que estiver em discussão não tenho dúvida de que os proprietários de shopping já vão parar para pensar se continuam, se aumentam, se tem que baixar, se tem que dar uma acalmada. Em várias outras situações nesta casa de leis já vi projetos entrarem em debate e a coisa lá fora começar a modificar. Então, acho que no mínimo temos que aprovar esse seu requerimento e trazer para debate tendo em vista que o senhor está usando algo que é de seu direito. E como já falei e <text:soft-page-break/>repito, cada vereador aqui tem sim o seu poder eleito e tem que representar e dar todas as prestações de contas ao seu eleitor. Repito que esta Casa é mais forte que qualquer prefeitura, desde que saiba usar essa força. Parabéns, Vereador Cacá, e conte com o meu apoio. </text:p>
      <text:p text:style-name="Parágrafo_20_-_20_Orador">O Sr. Geovane Fernandes:- Um aparte, Vereador. (Assentimento). Quero dar os parabéns a V.Exa. e dizer também que vistei o seu requerimento. Quero discutir essa matéria com V.Exa.. Semana passada fui ao cinema em um shopping de Curitiba e achei incrível, consegui pagar um estacionamento mais caro que a própria entrada do cinema. Então, gostaria que V.Exa. trouxesse esse projeto de volta à Casa. Quero discutir, debater e aprofundar o assunto. Muito obrigado, Sr. Vereador. </text:p>
      <text:p text:style-name="Parágrafo_20_-_20_Orador">O SR. CACÁ PEREIRA:- Eu que agradeço. Volto a repetir, a discussão é válida. A prerrogativa confere a cada um dos trinta e oito vereadores estar aqui fazendo essa submissão. Não estamos entrando em nenhuma competência em nível municipal, aqui propriamente dita do Sr. Prefeito, que muitas vezes gera mais interrogações ou até mesmo não deliberar por conta própria e sim por certa pressão. Porém, volto a dizer, essa discussão de estacionamento aqui sempre é feita por vários vereadores, já foram outros projetos similares, na mesma linha, mas discutindo. No entanto, volto a dizer para vocês, a todos os Srs. e Sras. Vereadores, <text:s/>temos uma discussão jurídica aqui. Na minha situação, a quem vocês dariam crédito nessa discussão jurídica? Volto a repetir, o projeto não proíbe a cobrança efetiva dos usuários em estacionamento, salvo dos clientes que efetivamente comprovarem o consumo. Esse consumo tem critério, tem uma permanência máxima para dali então realmente passar a pagar. Independente até mesmo do consumo, não isenta, dá uma recíproca, uma contrapartida para o cliente. E volto a dizer, já imaginou, Srs e Sras. Vereadores, se fraldário tivesse mais ou menos uns mil e quinhentos usuários por dia? Eles diriam que precisariam cobrar para poder subsidiar as despesas, que seria economicamente <text:s/><text:span text:style-name="T1">(G)</text:span><text:span text:style-name="T5"> <text:s/></text:span>inviável, que seria mais um nicho de comércio mas como os fraldários não tem a mesma frequência de usuário como de estacionamento, ainda que não está sendo proibido, volto a repetir, ele está sendo dado a prerrogativa da recíproca, da contra partida para o cliente. Qualquer um de nós que resolvermos em um estacionamento não consumirmos nada, no mínimo temos que pagar o nosso estacionamento, isso é inquestionável. Porém todos os shopping quando da sua construção, não conheço nenhum até então que não tenha o seu estacionamento. E quando do início deles, há muitos anos atrás, os aluguéis existiam, as vendas das salas existiam, porém não haviam as cobranças. Os aluguéis corrigidos desde então, as vendas corrigidas desde então, são as mesmas aos logistas? Entenderam que era mais um nicho, era mais um comércio, era mais uma oportunidade para poder tirar recursos dos usuários. E quanto estacionar o veículo e não consumir? Entendo que, efetivamente tem que cobrar aí não tem condição. Porque senão toda a Cidade vai aos shoppings e acabam não dando prioridade aos clientes, e sim, as pessoas que meramente estacionariam e não usariam os shoppings, e não daria receitas aos logistas, que esse sim, eu tenho a preocupação. Inclusive eu <text:soft-page-break/>tenho aqui manifestações de próprios logistas e, muitos momentos dizendo que eles já são sobrecarregados, entendendo que não tendo o custo aos clientes, eles poderiam sim entender como uma contra partida...</text:p>
      <text:p text:style-name="Parágrafo_20_-_20_Orador">O Sr. Helio Wirbiski:- Um aparte. (Assentimento) Vereador Cacá, eu queria lembrar que na legislatura anterior, nós usamos também essa prerrogativa para tratar de um projeto para a proteção dos nossos jovens nas casas noturnas. Lembra? Nós perdemos duzentos e quarenta jovens lá em Santa Maria, e nós propusemos um projeto de lei, que pedia que as saídas de emergências fossem divulgadas através de filmetes educativos, e que casas acima de trezentas pessoas, tivessem brigada de incêndio. E da mesma forma trouxemos a este Plenário e aprovamos a discussão, o projeto foi aprovado, foi vetado pelo Prefeito, voltou para cá e nós derrubamos o Veto. Foi o único que aconteceu na legislatura anterior, mas até hoje não foi regulamentado, eu queria aproveitar o momento também para alertar, nós temos uma lei que pode salvar vidas em Curitiba, que está aprovado e não foi regulamentada por falta de vontade política da gestão anterior. E espero que a atual, faço um apelo ao nosso Líder Pier Petruzziello, para que aprove. Por que eu vi esses dias na imprensa, que depois de tantos anos a primeira lei federal foi aprovada por proteção das casas noturnas. Aqui nós já temos aprovada há mais de dois anos e até agora não foi regulamentada. E quanto ao seu projeto Vereador, conte com o nosso apoio. É claro que nós teríamos que pensar em mexer na lei municipal, porque a lei municipal daria mais guarida jurídica vamos dizer assim, e talvez nós tivéssemos mais força para fazer. Eu sei que o Vereador Mauro Ignácio tem um projeto também que trata também do mesmo tema, e também trata, porque será que só shoppings? Farmácias? Comércios que cobram etc., nós tínhamos que pensar também em legislar em conjunto e talvez trazer para a discussão. Mas conte comigo para que a discussão venha para Plenário.</text:p>
      <text:p text:style-name="Parágrafo_20_-_20_Orador">O SR. CACÁ PEREIRA:- Quero dizer que <text:s/>em relação ao projeto vetado e depois derrubado o Veto aqui, eu participei do começo ao fim, dando o parecer favorável de minha parte e votando a favor. Veja, na verdade a ideia que volta a repetir, é fazer, colocar submissão aos Srs. e Sras. Vereadoras, e dependendo do parecer, do resultado aqui é evidente que é emendar a lei municipal sim, no que diz respeito a esse mesmo tema, salvo engano o Vereador Mauro Ignácio fez no passado. Até falei com ele e ele disse que o dele não teria nada a ver com este tema, especificamente o dele era fracionamentos, porém eu vou fazer a emenda, uma vez que ele não tramita aqui. Enfim, depende dos Srs e Sras. Eu entendo que é um projeto de interesse coletivo, dos nossos eleitores da sociedade de Curitiba e que pode servir <text:span text:style-name="T7">(P)</text:span> de exemplo, a discussão a nível nacional, como já teve em outros casos. A discussão jurídica é válida, porque, volto a repetir, essa discussão já está nos Tribunais, com pareceres favoráveis e contrários, e aí? Quem estudou mais? Quem estudou menos? Quem é mais inteligente e quem é menor inteligente? Não vamos entrar nesse mérito, porque todos são competentes, mas aí é uma discussão que devemos ter pulso firme, personalidade e não desistir, porque esse projeto <text:soft-page-break/>poderia ser de qualquer um dos outros trinta e sete Vereadores, que poderiam estar aqui defendendo os interesses da sociedade. De antemão já afirmo que vou emendar a lei de 1990, exatamente esse conteúdo, estendendo aos mercados e vai entrar outros similares para outros estabelecimentos, porque entendemos que temos que desonerar a sociedade. E aí os estabelecimentos comerciais que tentam dar essa recíproca, assim como faz hoje um grande supermercado em Curitiba. Você vai lá consome, carimba mediante prova de consumo e ele te dá aquela anistia, que é a contrapartida, ou seja, a todo e qualquer cliente que consome. Se um grande supermercado faz isso, não vejo porque um shopping também não fazer, em favor até mesmo dos seus lojistas, consequentemente dos clientes e da sociedade como um todo. Eu coloco aos Srs. Vereadores a submissão desse projeto, no sentido de que entendo que ele merece prosperar, para que a discussão possa continuar e que possamo ir até onde for possível no sentido de defendê-lo. Muito obrigado.</text:p>
      <text:p text:style-name="Parágrafo_20_-_20_Orador">O SR. PRESIDENTE:- Muito obrigado, Vereador Cacá Pereira. Com a palavra o Vereador Mauro Ignácio.</text:p>
      <text:p text:style-name="Parágrafo_20_-_20_Orador">O SR. MAURO IGNÁCIO:- Bom dia a todos. Venho a esta Tribuna para pedir exatamente a rejeição dessa submissão apresentada pelo Vereador Cacá Pereira. Nada pessoal, simplesmente baseado na lei. Para informação aos Vereadores, um projeto semelhante a esse foi aprovado em 2006, na Assembleia Legislativa do Paraná, por iniciativa do Deputado Augustinho Zucchi, ela prosperou por alguns meses e o Supremo Tribunal Federal, por seis votos a três, derrubou essa lei. Os Ministros entenderam que era uma intervenção indevida do Estado na fixação de preços. Há um entendimento do Supremo Tribunal Federal de que isso é Direito Comercial, que as Câmara não podem legislar sobre esse fato. Outras matérias em outros Estados também já foram derrubadas, inclusive o Vereador Cacá Pereira fazia uma explanação aqui e pelo que me lembro, acho que foi em Belo Horizonte, lá também aconteceu a aprovação pela Câmara, não foi regulamentado, o atual Prefeito regulamentou e durou parece que um dia, porque foi também derrubada por liminar. Não está valendo também em Belo Horizonte essa legislação. Quero dizer que é preciso <text:s/>sim estarmos atentos a legislação. Estava aguardando no início do ano, um projeto de nossa iniciativa, apresentado em 2013 exatamente sobre o mesmo tema, que previa essa isenção por um prazo <text:s/>de uma hora e meia. Esse projeto veio a plenário em 2013, foi discutido e foi retirado no final de 2013, para que pudéssemos fazer uma audiência pública. Isso foi feito, houve audiência pública nesta Casa, o projeto retornou com o substitutivo e ficou aguardando votação. Lamentavelmente não foi apreciado em plenário e foi arquivado no fim da legislatura. O Vereador Cacá Pereira apresentou antes que eu pudesse reapresentar o meu e por isso que aguardei o encaminhamento na Comissão de Legislação, porque se apresentasse o meu ele seria anexado ao do Vereador Cacá Pereira. Embora tenham mesmo objeto, eles fazem uma abordagem diferente, eu faço uma abordagem em cima da legislação municipal, do que é previsto em legislação municipal, ou seja, hoje. <text:soft-page-break/>Quero ler aqui a introdução do nosso projeto: “Artigo 1º – Nos imóveis comerciais com área construída acima de dois mil metros quadrados, onde existam, que para seu funcionamento <text:span text:style-name="T1">(K)</text:span>.a lei determina licença prévia do Município, não é permitida a cobrança para o estacionamento de veículos nas vagas ofertadas em cumprimento ao quantitativo exigido para concessão do CVCO, conforme especificado nos Decretos 10020/2013, 10021/2013 e Portaria 80/2013”. Ou seja, nós estamos abordando uma discussão sobre uma lei municipal, que exige que para liberação de alvará os shoppings ou estabelecimentos que tenham mais que 2.000 m² têm que ter um número mínimo de vagas. Esse número mínimo de vagas é que deve ser ofertado gratuitamente por uma hora e meia. Após esse período, pode ser cobrado. As demais vagas podem ser cobradas, conforme está sendo feito hoje. Ou seja, um shopping com três mil vagas, e que seja exigido por lei mil vagas, ele vai isentar por uma hora e meia essas mil vagas, e as demais, acima de mil vagas, ele vai cobrar. Então, para não cair nessa situação do direito comercial e não ser derrubada pelo STF. Então, entendo que o nosso projeto, que já tramitou, que já foi discutido em plenário e aguarda votação, <text:s/>tem todas as condições de voltar novamente a ser discutido, e dar esse anseio que o Vereador Cacá Pereira colocava aqui, e que também os deputados, na Assembleia, colocaram, de dar essa gratuidade. Porém, temos que respeitar a lei federal, que é direito comercial. Então, a nossa abordagem é em cima de decretos e portarias do Município, tem toda condição de prosperar, contando com o apoio de vocês. E para que não haja esse complicador, eu peço a rejeição do projeto do Vereador Cacá Pereira, para que o nosso possa tramitar sem complicações. Vereador Cacá Pereira.</text:p>
      <text:p text:style-name="Parágrafo_20_-_20_Orador">O Sr. Professor Euler:- Solicito um aparte, Vereador.</text:p>
      <text:p text:style-name="Parágrafo_20_-_20_Orador">O Sr. Cacá Pereira:- (aparte) Eu quero primeiro dizer que o senhor e a Mãe Diná estão justos, porque estava adivinhando que eu ia fazer exatamente essa <text:s/>emenda com base na lei de 1990, até porque V.Exa., quando eu pedi apoio na quarta-feira passada, falou que o seu projeto era outra coisa e estava totalmente descartado qualquer projeto similar a esse. Mas, de qualquer forma, não vai prosperar, uma vez que pode apensar o de V.Exa. ao meu. Mas, quero dizer que depois pode me passar seis números para a mega sena, porque continuarei Vereador, mas estarei ajudando muita gente com recurso. Obrigado pelo aparte.</text:p>
      <text:p text:style-name="Parágrafo_20_-_20_Orador">O SR. MAURO IGNÁCIO:- Obrigado, Vereador Cacá Pereira. Na verdade, não tem nada de espiritual no projeto. Eu aguardava o prazo de trinta dias, que é prerrogativa do vereador que já apresentou um projeto, para reapresentar o meu. Todavia, V.Exa. se antecipou, em função, creio eu, da questão de Belo Horizonte, onde foi discutido no começo de janeiro, e apresentou projeto com o mesmo teor. E eu não apresentei porque realmente ia anexar um ao outro, e um ia complicar o outro. O de V.Exa. já foi lido e já é de conhecimento do País, é inconstitucional. Então, não é uma opinião minha, é opinião do STF, que já julgou todos os projetos nessa linha de direito comercial como inconstitucionais. Então, eu peço que seja rejeitada essa submissão em função de que pode prejudicar um projeto que já tramitou nessa <text:soft-page-break/>Casa. Professor Euler.</text:p>
      <text:p text:style-name="Parágrafo_20_-_20_Orador">O Sr. Professor Euler:- (aparte) Só registrar a importância, independente de aprovarem ou não o pedido do Vereador Cacá Pereira, a importância de trazer novamente à discussão. O fato de ele ter pedido novamente para voltar a plenário gerou essa discussão, e a possibilidade até de V.Exa. apresentar o seu outro projeto. Então, acho que toda discussão que é trazida novamente aqui, independentemente de constitucionalidade ou não, permite realmente que a gente trate a respeito da matéria e que novas possibilidades surjam, de repente, com algo que possa ser constitucional e aí prosperar. </text:p>
      <text:p text:style-name="Parágrafo_20_-_20_Orador">O SR. MAURO IGNÁCIO:- Obrigado, Professor Euler. Na verdade, é o seguinte, tratam do mesmo tema, mas com foco diferente. Eu estou abordando uma legislação municipal, que é o nosso foco aqui enquanto vereadores. O Vereador Cacá Pereira traz uma abordagem numa legislação federal, que é o direito comercial. Embora tenha o mesmo objetivo, eles se conflitam, e se aprovarem os dois, se essa submissão for aprovada, ela pode prejudicar um projeto que eu já entrei na última quarta-feira e foi lido hoje. Então, estou pedindo aos Vereadores e Vereadoras é compreensão, considerando que o STF, volto a dizer, já derrubou todas as iniciativas a nível de câmaras municipais, de todo o País, a nível de Estado isso já foi derrubado pelo STF. Ou seja, é uma matéria que não vai prosperar de maneira nenhuma, vai ser vetada pelo Prefeito e, caso passasse pelo Prefeito, seria derrubado pelo STF, como já foi. Então, embora tenha o mesmo objetivo, em tese, são conflitantes entre si. <text:span text:style-name="T1">(T)</text:span> <text:s/>Por esse motivo, peço a rejeição, o voto negativo. <text:s/>Muito obrigado! </text:p>
      <text:p text:style-name="Parágrafo_20_-_20_Orador">O SR. PRESIDENTE:- Concedo a palavra ao Vereador Colpani e depois Osias Moraes.</text:p>
      <text:p text:style-name="Parágrafo_20_-_20_Orador"><text:s/>O SR. COLPANI:- Sr. Presidente e Srs. Vereadores. Se me permite, Sr. Presidente, quero mostrar aqui o Jornal Bandeira Um, do jornalista Fernando Cruz, que está aqui presente, um jornal dirigido aos taxistas, e nessa edição está bem mais bonita a capa. Veja, Vereador Tico Kuzma, que estou aqui, vou estrear na rádio 3 de abril, rádio mais, não tem nada a ver com o assunto. Mas tenho que aproveitar, o presidente está distraído. Podem tirar foto, o jornal está bonito. É o seguinte, venho aqui falar em nome da comissão, claro, fui que dei o parecer, <text:s/>do <text:s/>projeto do Vereador Cacá Pereira. Faço questão de ler o meu parecer, porque como eu disse na outra oportunidade, quando do projeto do Vereador Rogério Campos, aliás, um tema importantíssimo, como o seu também, mas nós ali na comissão, aconteceu comigo, com o Vereador Geovane Fernandes, de ir a um shopping e pagar mais caro o estacionamento do que o preço do cinema. Mas lá na nossa comissão, que é a única que arquiva projeto, nós julgamos ali e analisamos a constitucionalidade da coisa, porque se não for constitucional, Sr. Presidente, o senhor sabe que não adianta ficarmos falando aqui <text:s/>três, quatro, cinco dias, porque vai chegar ao Prefeito e ele vai vetar e podemos até derrubar o veto aqui como já fizemos num projeto <text:s/>do Vereador Hélio Wirbiski, mas não prosperou. “A Projuris em instrução nº 24/2017 aponta que o proprietário do estabelecimento comercial tem o direito público subjetivo de exercer <text:s/><text:soft-page-break/>livremente sua atividade econômica sem qualquer interferência ou tabelamento de preços, sempre que respeitada a função social da propriedade. Desse modo, deve se levar em consideração os princípios constitucionais na livre iniciativa, livre concorrência, liberdade do comércio e indústria, repudiando-se a intervenção irrestrita do estado. Portanto, fica aparente <text:s/>a inconstitucionalidade formal e material da presente proposta ao desrespeitar todos os princípios mencionados. Ademais, já foram apresentados vários Projeto de Lei com tema idêntico nesta Casa de Leis nos últimos quinze anos <text:s/>todos arquivados por vício de iniciativa. Logo, por força do Art. 117 Inciso I do Regimento Interno, considera-se inadmitida a proposição sobre a matéria vencida mediante parecer da Comissão de Legislação Justiça e Redação, idêntica a outra já rejeitada”. Concordo <text:s/>com o Vereador Professor Euler, quando ele diz que tudo isso traz à discussão um assunto importante e, quiçá, se mexer na lei, acontecer alguma coisa, Vereador Cacá Pereira, o senhor pode apresentar o projeto que terá o meu total e irrestrito apoio, desde que seja dentro da lei. E nós ali na Comissão de Legislação Justiça e Redação o que fazemos? Fazemos isso! Eu tenho mais dois projetos que estou dando um parecer, que são <text:s/>inconstitucionais, começar a devolver então para os nobres <text:s/>proponentes para ver se salvo o projeto, se arruma, faz alguma coisa, porque à luz clara da lei, eu tenho que mandar para o arquivo e a comissão tomou essa atitude. É legítimo o senhor colher treze assinaturas? Claro, <text:s/>é prerrogativa do Vereador, está certo, trouxe à discussão, fez a sua defesa e eu estou fazendo a defesa do meu parecer. Então, cabe aos senhores analisar. Querem trazer para Plenário, vamos discutir aqui, não tem problema nenhum! Mas não Vereador ai prosperar, infelizmente, como o Vereador Mauro Ignácio falou: “Não vai prosperar!”. Mas valeu, pelo menos, a discussão. Era isso. Muito obrigado! </text:p>
      <text:p text:style-name="Parágrafo_20_-_20_Orador">O SR. PRESIDENTE:- Obrigado Vereador. Concedo a palavra ao Vereador Osias Moraes e Julieta Reis. </text:p>
      <text:p text:style-name="Parágrafo_20_-_20_Orador">O SR. OSIAS MORAES:- Bom dia a todos! <text:s/><text:span text:style-name="T1">(J)</text:span> Presidente, Mesa Executiva, Vereadores e Vereadoras, o debate do nosso nobre Vereador Cacá Pereira é muito interessante e pertinente e já vem de muitos anos dentro desta Casa. Como disse o nobre Vereador Mauro Ignacio e agora o Vereador Colpani, já tiveram projetos similares que tratavam deste assunto, trouxeram <text:s/>o debate a esta Casa e que não prosperou. Eu quero citar aqui o relator Ministro Gilmar Mendes, de um mesmo projeto em Goiás, quando ele diz assim: “A proibição pelo poder público municipal de que haja cobrança pelo uso de estacionamento de veículo em shopping center ofende o direito de propriedade. Isso ocorre porque desborda das hipóteses em que é possível invocar a função social, seja na dimensão do poder de ordenação da cidade, seja como uma limitação administrativa.” Então esta matéria é inconstitucional e foi arquivada pelo Ministro Gilmar Mendes, fala aqui a respeito da inconstitucionalidade, da proibição do poder municipal que fere exatamente este Artigo 5º e também o Artigo 170 da Constituição Federal. Então, como vice Presidente da Comissão de Legislação, Justiça e Redação, nós pedimos então <text:soft-page-break/>a desaprovação, lembrando que é um direito do Vereador trazer à discussão, colher as assinaturas, e trazer esta discussão ao plenário. Então, meu voto aqui, Sr. Presidente e Srs. Vereadores, é contra esta proposição. Muito obrigado.</text:p>
      <text:p text:style-name="Parágrafo_20_-_20_Orador">O SR. PRESIDENTE:- Com a palavra, Vereadora Julieta Reis. </text:p>
      <text:p text:style-name="Parágrafo_20_-_20_Orador">A SRA. JULIETA REIS:- Sr. Presidente e Srs. Vereadores, como membro da Comissão de Legislação e por ter aprovado o parecer do Vereador Colpani, tenho a dizer que a presente <text:s/>proposta que visa dispor sobre a isenção de pagamento de estacionamento de veículo da atividade privada está regida pelo Direito Civil cuja competência para legislar pertence à União - Constituição da República, Artigo 22. Isso posto, cabe ao município de Curitiba apenas estabelecer regras relativas à construção e à localização, a questão do zoneamento, etc. Então a questão de construção e localização tem a ver com a administração municipal de acordo com a lei. Mas como vai se dar o funcionamento, como o shopping vai operar, como ele vai determinar a arrumação da vitrine, como vai ser a entrada e saída de veículos, como vai ser estabelecido horário <text:s/>de funcionamento, como será estabelecida a questão do condomínio interno das lojas, como vai funcionar o seu estabelecimento, é questão de direito privado. Nós não podemos determinar se vai cobrar ou vai deixar de cobrar, porque é um direito dele, através do direito privado. Neste sentido é oportuno colacionar o entendimento do Supremo Tribunal Federal, a ação direta de inconstitucionalidade, Lei Estadual de Estacionamento em Locais Privados, cobrança, impossibilidade em ofensa ao Artigo 22 da Constituição. Então, Srs. Vereadores, nós temos que respeitar a Constituição. Nós não podemos dizer para o dono da loja ou para o dono da venda como ele vai operar, e se ele tem o espaço que ele quer cobrar, e outra coisa, o supermercado não cobra porque ele não quer cobrar. <text:span text:style-name="T1">(A)</text:span> <text:s/>Por que ele não quer cobrar? Porque se ele não dispor do estacionamento ninguém vai comprar. Como é que o cara vai comprar no supermercado se tiver que pagar estacionamento. Muita gente não vai, vai procurar outro que tenha estacionamento. Então, é uma questão inclusive de concorrência. Não tínhamos como. Vários vereadores em gestões anteriores apresentaram projetos semelhantes a questão de cobrança de estacionamento em shopping e não tiveram como prosperar. Então, senhores vereadores, nós votamos na Comissão de Legislação aprovando o parecer do Vereador Colpani por este motivo. Agora, senhores vereadores, nós temos que também entender que a Comissão de Legislação desta Casa existe para isso, porque se não for assim, então vamos mudar a lei orgânica e acabar com a Comissão de Legislação. Se formos dar parecer favorável a projetos inconstitucionais, para que existe esta Comissão? Vamos acabar com a Comissão, porque nós temos critérios. É claro que é uma prerrogativa do Vereador de pegar as assinaturas, isso é um direito que ele tem. Agora, eu como consumidora, V. Exas como consumidores gostariam de pagar estacionamento no shopping? Claro que não. Gostariam de pagar mais caro o estacionamento do que o preço do cinema? Claro que não. Mas a lei não permite que legislemos sobre este assunto, é direito privado. Concedo aparte ao Vereador Felipe Braga <text:soft-page-break/>Côrtes.</text:p>
      <text:p text:style-name="Parágrafo_20_-_20_Orador">O Sr. Felipe Braga Côrtes:- (aparte) Dentro do que V. Exa. falou, a questão da interferência no privado, os estacionamentos, e assim são em bares, restaurantes, em bancos, eles têm que ter um serviço terceirizado, eles têm que ter um serviço terceirizado, porque ele tem que pagar seguro, responsabilidade. O banco, por exemplo, não tem que ter responsabilidade sobre estacionamento, o restaurante também não tem que ter e assim também o shopping center. Vejam, é uma questão comercial. Então, já dito por V. Exa., pela Comissão de Legislação, se demos como inconstitucional, é direito do vereador pegar as assinaturas, é importante que os vereadores que assinam muitas vezes esses projetos para retornar aqui que vejam bem antes de assinar, para não trazer um problema para nós e depois ainda mais um problema para o prefeito de ter que vetar um projeto.</text:p>
      <text:p text:style-name="Parágrafo_20_-_20_Orador">A SRA. JULIETA REIS:- É claro, senhores vereadores, que existem muitas questões de interpretação da lei, aí concordamos que é um direito do vereador pegar as assinaturas, para que o assunto venha a Plenário. Existem às vezes dúvidas num parecer, como existem muitas dúvidas também na questão do parecer do Projuris desta Casa, mas existem situações que são claramente inconstitucionais, uma delas é a interferência no direito privado, de dizer ao shopping center que ele tem que trabalhar. Nós não podemos interferir nessa área, nós temos que tratar da questão do direito público, como foi dito aqui. Nós podemos legislar, como administração municipal, na localização, no funcionamento da lei de zoneamento, mas não podemos dizer para o shopping como ele tem que fazer “o senhor primeiro faz ele entrar e pegar um tíquete, depois o senhor diz para ele que se ele não comprar nada ele vai ter que pagar, depois o senhor diz que se ele comprar alguma coisa aí ele não paga...”. Nós não podemos dizer a eles como eles têm que trabalhar, porque é uma questão de direito privado, qualquer um que vai abrir um negócio tem esse direito. Eu queria não pagar nada para o estacionamento do shopping center, mas nós não temos esse poder. Concedo aparte ao Vereador Cacá Pereira.</text:p>
      <text:p text:style-name="Parágrafo_20_-_20_Orador">O Sr. Cacá Pereira:- (aparte) Vereadora, eu quero saudar a senhora pela defesa, mas quero dizer que, diga-se de passagem, está aqui até mesmo antes, se duvidar, da minha adolescência, mas só que acaba sendo uma contradição, porque V. Exa. apresentou um projeto, o qual eu defendo, que está impondo à iniciativa privada também que a exigência de guarda, ou seja, vigilante feminina nas agências bancárias. Diga-se de passagem, defendo a permanência, mas é uma imposição, o mérito é exatamente este, é uma imposição. Sou a favor e defendo inclusive, foi um dos poucos que acompanhou, que não prosperou. Eu acompanhei. <text:span text:style-name="T1">(C)</text:span>.</text:p>
      <text:p text:style-name="Parágrafo_20_-_20_Orador">A SRA. JULIETA REIS:- Não prosperou.</text:p>
      <text:p text:style-name="Parágrafo_20_-_20_Orador">O Sr. Cacá Pereira:- (aparte) Não prosperou, mas V.Exa. veio, fez a defesa, apresentou, também algo que contradiz a sua fala. Então, dois pesos e duas medidas. Não sei a quem defendemos aqui, de quem temos proximidade, de quem dependemos e temos obrigação <text:soft-page-break/>efetivamente de defender. No meu caso, e não tenho dúvida que a maioria, não posso dizer de todos, mas também não posso apontar nomes porque não consigo efetivamente provar, mas fica no ar que alguns não estão na mesma linha que a ampla maioria. Sabemos que tem os seus interesses, porém a contradição aqui acaba de ser legítima. E volto a dizer, volte com o projeto em relação as mulheres nas agências bancárias, que tem o meu respeito, o meu valor e elas merecem estar lá assim como merecem estar em todo e qualquer lugar. Obrigado pelo aparte. </text:p>
      <text:p text:style-name="Parágrafo_20_-_20_Orador">A SRA. JULIETA REIS:- Só para esclarecer aos Srs. Vereadores que a questão das vigilantes femininas nas agências de segurança é uma questão de discriminação. </text:p>
      <text:p text:style-name="Parágrafo_20_-_20_Orador">O Sr. Tico Kuzma:- Um aparte, Vereadora. </text:p>
      <text:p text:style-name="Parágrafo_20_-_20_Orador">A SRA. JULIETA REIS:- É diferente a situação. Por quê? Porque essas agências de segurança explicitamente não aceitam mulheres. Segurança em banco, enfim, todas essas questões do tipo segurança bancária, de valores, eles não aceitam mulheres. Elas fazem o mesmo curso, o mesmo treinamento e eles não aceitam mulheres. Então, quando eles vão fazer o cadastramento eles pegam homens e dizem “mulheres não vamos contratar”. Então, é um pouco diferente porque existe a questão da discriminação contra as mulheres, porque se elas fazem o mesmo curso e o mesmo treinamento elas têm que ter o mesmo direito.</text:p>
      <text:p text:style-name="Parágrafo_20_-_20_Orador">O Sr. Mauro Ignácio:- Um aparte, Vereadora. </text:p>
      <text:p text:style-name="Parágrafo_20_-_20_Orador">A SRA. JULIETA REIS:- <text:s/>É o que defendemos. Não tem nada a ver com a questão da cobrança de shopping center. Com a palavra, Vereador Mauro Ignácio.</text:p>
      <text:p text:style-name="Parágrafo_20_-_20_Orador">O Sr. Mauro Ignácio:- (aparte) Só para rapidamente dizer que concordo com suas palavras, com seu esclarecimento. Todavia, quero destacar que o <text:s/>nosso projeto se baseia em lei municipal, conforme já citei da tribuna. Nosso projeto segue uma lei municipal que afeta os estabelecimentos comerciais de toda a Curitiba. Seria isso. </text:p>
      <text:p text:style-name="Parágrafo_20_-_20_Orador">A SRA. JULIETA REIS:- Então, Srs. Vereadores, nós aqui somos legisladores. A nossa opinião pessoal muitas vezes pode ser uma, mas na hora de analisarmos a questão constitucional temos que respeitar a lei, senão o que estamos fazendo aqui? Propomos a lei e não cumprimos a lei? Como ficamos nós como legisladores? A situação não é tão difícil de entender porque, em primeiro lugar, respeitar a Constituição Federal. Só para terminar, peço aos Srs. Vereadores que não aprovem porque temos certeza de que não tem condição de prosperar, com todo o respeito ao Vereador Cacá, com todo o respeito ao direito dos vereadores, e como cidadã eu gostaria que fosse gratuito, mas infelizmente não podemos atuar nesta área. Obrigada. </text:p>
      <text:p text:style-name="Parágrafo_20_-_20_Orador">O Sr. Mauro Ignácio:- Para requerimento à Casa, Sr. Presidente. (Assentimento). Invocando o Artigo 142, Parágrafo Único, cinco Vereadores já falaram, peço o encerramento da discussão e também peço que a votação seja nominal. </text:p>
      <text:p text:style-name="Parágrafo_20_-_20_Orador">O SR. PRESIDENTE:- Em votação o requerimento verbal do Vereador Mauro Ignácio que invoca o Artigo 142 para cessar a discussão do requerimento. (Pausa). APROVADO. Em <text:soft-page-break/>votação o requerimento verbal do Vereador Mauro Ignácio que solicita votação nominal para essa matéria. (Pausa). APROVADO. Farei a leitura para melhor compreensão dos Vereadores. Como é uma matéria de submissão ao plenário, o Artigo 62 diz: (Lê: Artigo 62). <text:s/><text:span text:style-name="T1">(G)</text:span><text:span text:style-name="T5"> </text:span><text:s/>Então o que nós estamos votando é apenas o Requerimento de Submissão ao Plenário, nós não estamos votando o projeto. Nesse caso, como a votação será nominal e registrada, os Vereadores precisam fazer os seus registros com votos favoráveis “mais”, “menos” contrário e “x” abstenções. Então Vereadores, registrem <text:s/>seus votos por gentileza.</text:p>
      <text:p text:style-name="Parágrafo_20_-_20_Orador">O Sr. Pier Petruzziello:- Sr. Presidente, só esclareça: aqueles que votarem “mais”, estão votando para <text:s/>Submissão ao Plenário ou seja, o projeto do Vereador Cacá vem ao Plenário.</text:p>
      <text:p text:style-name="Parágrafo_20_-_20_Orador">O SR. PRESIDENTE:- Não, não. Ele tramita, ele volta com parecer. O parecer do Vereador, pelo arquivamento.</text:p>
      <text:p text:style-name="Parágrafo_20_-_20_Orador">O Sr. Pier Petruzziello:- Só para dinamizar, quem vota “mais, vota com o Vereador Cacá...ao contrário?</text:p>
      <text:p text:style-name="Parágrafo_20_-_20_Orador">O SR. PRESIDENTE:- Perfeito. Quem votar no Vereador, o parecer Colpani, vota “mais”. Quem votar contrário ao parecer, <text:s/>vota “menos”.</text:p>
      <text:p text:style-name="Parágrafo_20_-_20_Orador">O Sr. Pier Petruzziello:- A orientação então da base, é orientar junto ao Vereador Colpani o voto “mais”, que é o parecer do Vereador Colpani.</text:p>
      <text:p text:style-name="Parágrafo_20_-_20_Orador">O SR. PRESIDENTE:- Perfeitamente. Então voto “mais” arquivamento, voto “menos” para discussão nas comissões. Vereadores votando (Votação Nominal). Em votação. (Pausa). 32 (Trinta e dois) votantes, vinte e quatro Vereadores votaram SIM, 7 (sete) NÃO e 1 (um) abstenção. Está REJEITADO o projeto. </text:p>
      <text:p text:style-name="Parágrafo_20_-_20_Orador">O SR. 1º SECRETÁRIO:- Requerimento do Vereador Goura, Moção de repúdio e protesto ao Projeto de Lei nº527/2016, que reduz os limites da Área de Proteção Ambiental da Escarpa Devoniana. </text:p>
      <text:p text:style-name="Parágrafo_20_-_20_Orador">O SR. PRESIDENTE:- Em discussão. (Pausa).</text:p>
      <text:p text:style-name="Parágrafo_20_-_20_Orador">O Sr. Goura:- Para discutir, Sr. Presidente.</text:p>
      <text:p text:style-name="Parágrafo_20_-_20_Orador">O SR. PRESIDENTE:- Com a palavra Vereador Goura.</text:p>
      <text:p text:style-name="Parágrafo_20_-_20_Orador">O SR. GOURA:- Bom dia a todos, a sua saudação a V. Exa., a Mesa, a todos os Vereadores e Vereadoras, servidores e cidadãos aqui presente nesta Sessão. Como todos tem acompanhado <text:span text:style-name="T7">(P)</text:span> há um projeto em tramitação na Assembleia Legislativa. A Vereadora Maria Letícia Fagundes, na última Sessão Ordinária, leu uma manifestação do Partido Verde contrária a esse projeto. O projeto reduz os limites da Área da Proteção Ambiental da Escarpa Devoniana. Temos um histórico no Paraná da ausência completa de uma política de conservação ambiental. Nós últimos cem anos a nossa cobertura vegetal foi reduzida a menos de 5% da área original que ela tinha. Isso faz parte de um processo que está em andamento no Brasil <text:s/>inteiro em que temos uma falta de visão que torna incompatível a noção de progresso, de desenvolvimento, de produção, com a conservação ambiental. No nosso entendimento isso é <text:soft-page-break/>um contrassenso. Estamos em pleno Século XXI, o Brasil com toda área que possui, com toda biodiversidade que tem, podemos sim ter a conciliação do assim chamado setor produtivo com as políticas de conservação. Reforço que isso é um mapa de 1890, o que tínhamos. Isso depois desce em 1930, uma estimativa da área que tinha e nos últimos sessenta anos avançamos sobre as áreas nativas do nosso Estado. Os biomas paranaenses estão ameaçados sim senhores, a Mata Atlântica e todos os setores que estamos aqui estão ameaçados. Esse projeto não leva em consideração que nós damos a mão e eles querem o braço inteiro. Se flexibilizarmos essa área de proteção, é inevitável que as áreas contidas nessa APA serão sim ameaçadas pelo avanço de uma visão retrógrada de produção agrícola, de mineração e de indústria. Podemos sim ter a conciliação desses dois itens. A Escarpa Devoniana, só para lembrar aos senhores, é divisa geológica, geográfica e ambiental entre o primeiro e o segundo planalto, de Jaguariaíva até a Lapa. O Buraco do Padre, que muitos dos senhores talvez conheçam, o Parque do Guartelá, Vila Velha, as áreas de Jaguariaíva, o Parque do Monge – na Lapa, tudo isso é parte da APA. E como eu disse aqui em outro momento não podemos nos furtar de pensar que Curitiba não depende disso tudo. Vejam o que aconteceu com São Paulo com a escassez hídrica, então tem que ser parte das nossas preocupações a conservação ambiental de todo o entorno. Concedo um aparte à Vereadora Professora Josete.</text:p>
      <text:p text:style-name="Parágrafo_20_-_20_Orador">A Sra. Professora Josete:- (aparte) Obrigada, Vereador. Gostaria de parabenizá-lo pela iniciativa. Esse é um debate muito importante, porque diz respeito a uma escolha que a partir da aprovação ou rejeição desse projeto, os representantes, entre aspas, da população paranaense, vão fazer entre a manutenção e preservação de uma área de extrema importância ambiental ou abrir mão disso, para o agronegócio, para as empresas de exploração mineral. Há um momento em que temos que nos posicionar, porque temos visto por diversas vezes projetos que não tem levado em conta a preservação ambiental, para garantir os benefícios de determinados setores econômicos no Brasil. Então, acredito que esse é um processo de resistência que tem que ser feito pela sociedade, que tem que ser informada do que está <text:span text:style-name="T8">acontecendo. É importante que esta Casa, através do seu requerimento, se posicione. Nós estamos ameaçados, </text:span><text:span text:style-name="T9">(K)</text:span><text:span text:style-name="T8">.</text:span> não só aqui no Paraná, mas no Brasil todo, por uma lógica extremamente selvagem de apropriação de espaços que deveriam ser pensados para que beneficiem toda a população, e que na verdade têm sido desconsiderados e passados para a mão da iniciativa privada. Há outros debates que eu tenho certeza que V.Exa. também compartilha comigo da preocupação em relação, por exemplo, a questão dos recursos hídricos. Nós temos que debater esse aspecto, porque temos também uma das maiores reservas de água doce do mundo, e estamos com projetos que têm sido aprovados em nível federal abrindo mão disso, e deixando na mão de empresas multinacionais estrangeiras. Então, a água hoje, no meu entendimento, é o recurso natural mais importante que existe. E, da mesma forma, temos aqui esse exemplo da escarpa devoniana. Eu vou votar favoravelmente a sua moção, e acredito que <text:soft-page-break/>nós temos que ampliar esse debate para toda a população, para que esse projeto não seja aprovado. Obrigada.</text:p>
      <text:p text:style-name="Parágrafo_20_-_20_Orador">O SR. GOURA:- Muito obrigado, Professora Josete. Concedo aparte a Vereadora Maria Letícia e, na sequência, Vereador Thiago Ferro e Vereador Zezinho Sabará. Antes, Vereadora, eu queria agradecer as vinte e sete assinaturas <text:s/>dos senhores e das senhoras, que compõem essa moção, lembrando também que a OAB já se posicionou contra esse projeto, o Ministério Público Estadual também já se posicionou contra. Então, eu acho que é importante também que esta Casa se posicione. De forma alguma é um posicionamento contra a Assembleia, é um posicionamento contra um projeto em tramitação na Assembleia Legislativa. Vereadora Maria Letícia.</text:p>
      <text:p text:style-name="Parágrafo_20_-_20_Orador">A Sra. Maria Letícia Fagundes:- (aparte) Muito obrigada, Vereador. Eu o cumprimento, Vereador Goura. V.Exa. já sabe da minha posição, eu me manifestei na semana passada falando em nome do Partido Verde. Para nós parece muito claro, é privilegiar o poder econômico em detrimento de todos nós. Perdemos todos. As justificativas não são suficientes para provar que efetivamente a área deve ser utilizada numa exploração econômica, visto que hoje nós temos lá uma área de preservação ainda considerada pequena, como mostrou o Vereador Goura. O que nós temos que pensar, Vereador? Que a área foi valorizada porque lá planta-se soja, lá tem a criação bovina. Então, agregou muito valor à área, e trouxe o olhar apenas dos exploradores econômicos. Quando é que as pessoas vão ter essa consciência de entender que, ou pensamos juntos, em comum, ou todos nós vamos sofrer a consequência desse desrespeito ao meio ambiente. Muito obrigada.</text:p>
      <text:p text:style-name="Parágrafo_20_-_20_Orador">O SR. GOURA:- Muito obrigado, Vereadora. Vereador Thiago Ferro, por favor.</text:p>
      <text:p text:style-name="Parágrafo_20_-_20_Orador">O Sr. Thiago Ferro:- (aparte) Cumprimento o Vereador Goura. Este final de semana estive em São Paulo, na RAPS, que é uma Rede de Ação Política Sustentável, e recursos naturais e meio ambiente também é cuidar da nossa economia. Em vinte, trinta anos, provavelmente, se o Brasil souber fazer a lição de casa, seremos a grande referência global, e daremos as regras ao Planeta, porque hoje já há escassez de água potável na grande maioria dos países do mundo. E apenas para complementar, a frase que nós finalizamos nosso trabalho durante o final de semana em São Paulo, eu deixo para avaliação de todos. “Uma política sustentável depende de uma economia que respeita o equilíbrio dos recursos naturais”. Obrigado, Goura.</text:p>
      <text:p text:style-name="Parágrafo_20_-_20_Orador">O SR. GOURA:- Muito obrigado, Vereador. Vereador Zezinho Sabará.</text:p>
      <text:p text:style-name="Parágrafo_20_-_20_Orador">O Sr. Zezinho Sabará:- (aparte) Vereador Goura, eu fico muito feliz em fazer parte da Bancada do PDT e ter um Vereador como V.Exa., que se preocupa com o meio ambiente, junto com o Vereador Toninho da Farmácia, Vereador Goura, Vereador Tito Zeglin, Vereador Marcos Vieira. Somos cinco Vereadores da Bancada, e para nós é muito bom ter um Vereador como V.Exa., que tem uma preocupação muito séria com o meio ambiente. Eu, que vim de uma <text:soft-page-break/>cidade pequena, do Interior, e lá, quando eu era jovem, lembro que os agricultores devastavam todo o meio ambiente, não deixavam a mata ciliar, <text:span text:style-name="T1">(T)</text:span> as áreas de preservação permanente e isso causava um impacto muito grande, porque não tinha peixe, bichos do mato, acabaram com tudo, e acabamos não conhecendo algumas espécies. Hoje, Vereador, volto lá e fico muito feliz, porque temos a proteção, graças à lei que foi que protegeu os rios, preservou as áreas e isso traz uma alegria muito grande, porque a espécie que naquela época nós não conhecíamos, hoje <text:s/>eu volto lá e vejo nas beiras dos rios, capivara, cotia e outros mais, peixes dá gosto de pescar. Então, ficamos felizes pela sua iniciativa, espero que as leis não tirem esse direito, que não diminuam, que aumentem cada vez mais, porque isso é para o futuro da nossa população. Muito obrigado! </text:p>
      <text:p text:style-name="Parágrafo_20_-_20_Orador">O SR. GOURA:- Obrigado Vereador. Lembrando que a área da Escarpa é composta, prioritariamente, de campos nativos, campos gerais. Aqui em Curitiba também tínhamos muitos, porém, foram entregues para o zoneamento, para urbanização. Lembrando, na sexta-feira com o Vereador Marcos Vieira e o Vereador Professor Silberto, tive a oportunidade de fazer uma visita na Regional do Bairro Novo e visitamos a Estação Ecológica Teresa Urban, que foi criada no final da legislatura passada do Prefeito Gustavo Fruet e é a única área de Curitiba onde os campos naturais estão preservados. Também fazemos um apelo aqui para a Prefeitura, para que essa área seja regulamentada, seja criada de fato, por enquanto ela existe apenas no papel, é uma área no Alto Boqueirão contínua à mata do Zoológico, contém um potencial de turismo, de pesquisa que tem que ser levado em consideração. Concedo aparte ao Vereador Oscalino do Povo.</text:p>
      <text:p text:style-name="Parágrafo_20_-_20_Orador">O Sr. Oscalino do Povo:- (aparte) Vereador Goura, parabéns pela iniciativa tão bela e tão universal. A CNBB está discutindo muito na campanha da fraternidade, esse assunto de primordial importância e percebemos, que se cada um fizer a sua parte isto vai trazer um enriquecimento e uma oxigenação no global para o bem coletivo. É isso! Muito obrigado! </text:p>
      <text:p text:style-name="Parágrafo_20_-_20_Orador">O SR. GOURA:- Obrigado Vereador. Lembrando aos colegas, que nesta quarta-feira teremos Audiência Pública sobre o Rio Belém. Convido a todos os Vereadores. O rio cruza <text:s/>a nossa cidade de norte a sul e tenho certeza que muitos Vereadores já <text:s/>atuam quase que literalmente, Vereador Geovane Fernandes, nas margens do Belém. Então, teremos a presença de membros da CNBB, da Sanepar, da Secretaria de Planejamento do Estado, Prefeito Rafael Greca confirmou a presença no início da Sessão. Então, às 14h no Auditório do Anexo II. Concedo aparte ao Vereador Ezequias Barros.</text:p>
      <text:p text:style-name="Parágrafo_20_-_20_Orador">O Sr. Ezequias Barros:- (aparte) Quero parabenizá-lo pela iniciativa. Entendo que não temos mais mata para desmatar, é só sair pelo Paraná e vemos as matas ciliares nas beiras dos riu os, onde existe, quando vamos pela região do Jaguariaíva, aquela região linda, quem nunca foi ali deve ir porque é muito bonito, os paredões de pedra e mata intocável, devemos buscar essa condição de mantê-la. Parabenizo, Vereador, porque nós já somos o estado que melhor <text:soft-page-break/>contribui para o País, vamos ter aí a maior colheita, talvez, que já colhemos, já contribuímos muito com isso e podemos, com certeza, dizer que está tudo bem nessa área. </text:p>
      <text:p text:style-name="Parágrafo_20_-_20_Orador">O SR. GOURA:- Obrigado Vereador. Em suma a isso, gostaria de pedir o voto favorável de todos e lembrando que <text:s/>temos que ter uma política de conservação do estado e do Município, coisa que atualmente <text:span text:style-name="T1">(J) </text:span>ainda não temos isso de forma vigente, ativa e forte, uma Política de Conservação Ambiental no Paraná. Muito obrigado. <text:s/></text:p>
      <text:p text:style-name="Parágrafo_20_-_20_Orador">O SR. PRESIDENTE:- Obrigado, Vereador. Continua em discussão. (Pausa). Em votação. Vereador Goura, o senhor vai manter o conteúdo do projeto ou o senhor vai fazer uma alteração, porque poderíamos suspender para amanhã <text:s/>para o senhor fazer a adequação.</text:p>
      <text:p text:style-name="Parágrafo_20_-_20_Orador">O Sr. Goura:- Se for necessário. Eu entendo, conversando com o Élcio, que não é um projeto que visa repúdio à Assembleia, de forma alguma. O meu entendimento é específico a este projeto em tramitação. Se for possível manter, eu gostaria de mantê-lo.</text:p>
      <text:p text:style-name="Parágrafo_20_-_20_Orador">O SR. PRESIDENTE:- Só um minutinho, Vereadores. Só para tirar uma dúvida e damos continuidade. (Pausa). Perfeito, a Ementa do projeto diz: “Moção de repúdio e protesto ao Projeto de Lei 00527.2016 que reduz os limites da área de proteção ambiental da Escarpa Devoniana”. Encerrada a discussão. (Pausa). Agora em votação. (Pausa). APROVADO.</text:p>
      <text:p text:style-name="Parágrafo_20_-_20_Orador">O SR. 1º SECRETÁRIO:- (Lê) Requerimento do Vereador Cristiano Santos que justifica o não comparecimento na primeira chamada da Sessão do dia 15 de março de 2017, em razão do trânsito ocasionado pela greve do transporte público que aderiu as manifestações contra a reforma da Previdência, o Vereador chegou ao plenário logo após a primeira chamada não comprometendo a sua participação nos debates e votações constantes na Ordem do Dia. </text:p>
      <text:p text:style-name="Parágrafo_20_-_20_Orador">O SR. PRESIDENTE:- Em votação. (Pausa). APROVADO.</text:p>
      <text:p text:style-name="Parágrafo_20_-_20_Orador">O SR. 1º SECRETÁRIO:- (Lê) Requerimento do Vereador Geovane Fernandes que justifica o não comparecimento na primeira chamada da Sessão do dia 15 de março de 2017, em razão de trânsito intenso pela greve de ônibus e manifestação de nível nacional referentes a protesto contra a reforma da Previdência deixando o trânsito pesado, principalmente na região central de Curitiba.</text:p>
      <text:p text:style-name="Parágrafo_20_-_20_Orador">O SR. PRESIDENTE:- Em votação. (Pausa). APROVADO.</text:p>
      <text:p text:style-name="Parágrafo_20_-_20_Orador">O SR. 1º SECRETÁRIO:- (Lê) Requerimento do Vereador Toninho da Farmácia que justifica o não comparecimento da Sessão do dia 14 de março de 2017, por estar representando esta Casa de Leis na assinatura do investimento na Rede Básica de Saúde de Curitiba. </text:p>
      <text:p text:style-name="Parágrafo_20_-_20_Orador">O SR. PRESIDENTE:- Em votação. (Pausa). APROVADO.</text:p>
      <text:p text:style-name="Parágrafo_20_-_20_Orador">O SR. 1º SECRETÁRIO:- (Lê) Requerimento do Vereador Thiago Ferro que justifica o não comparecimento a Sessão do dia 14 de março de 2017, estava cumprindo agenda externa como segue. </text:p>
      <text:p text:style-name="Parágrafo_20_-_20_Orador">O SR. PRESIDENTE:- Em votação. (Pausa). APROVADO. Encerrada a Ordem do Dia. Há acordo de lideranças <text:span text:style-name="T1">(A)</text:span> <text:s/>lideranças. Gostaria de fazer a comunicação e reforçando a <text:soft-page-break/>convocação do Vereador Tico Kuzma que é o Presidente da Comissão Especial do Estudo e Reforma da Resolução nº 08 do Regimento Interno. Gostaria de convocar os vereadores que fazem parte da Comissão: Vereador Tico Kuzma, Vereadora Julieta Reis, Vereador Bruno Pessuti, Vereadora Noemia Rocha, Vereador Cacá Pereira, Vereador Cristiano Santos, Vereador Dr. Wolmir, Vereador Ezequias Barros, Vereador Geovane Fernandes, Vereador Goura, Vereador Hélio Wirbiski, Vereadora Kátia Dittrich, Vereadora Maria Manfron, Vereador Mauro Ignácio, Vereador Oscalino do Povo, Vereador Osias Moraes, Vereador Paulo Rink, Vereadora Professora Josete e Vereador Serginho do Posto. Então, faremos essa reunião após o encerramento desta Sessão no anexo da Presidência, é para início dos trabalhos da reforma do Regimento Interno. Há acordo de lideranças. Vereadores, registrem suas presenças.</text:p>
      <text:p text:style-name="Parágrafo_20_-_20_Orador">(Os vereadores registram suas presenças no painel eletrônico)</text:p>
      <text:p text:style-name="Parágrafo_20_-_20_Orador">O SR. PRESIDENTE:- Encontram-se presentes 37 (trinta e sete) dos senhores vereadores. Ninguém mais desejando fazer uso da palavra, damos por encerrada a presente Sessão, convocando outra, Ordinária, para o dia 21 de março, à hora regimental, com a Ordem do Dia publicada no Diário da Câmara. Está encerrada a Sessão às 11h30min. <text:s/></text:p>
      <text:p text:style-name="Parágrafo_20_-_20_Orador"/>
      <text:p text:style-name="Parágrafo_20_-_20_Orador"/>
      <text:p text:style-name="Parágrafo_20_-_20_Orador"/>
      <text:p text:style-name="Parágrafo_20_-_20_Orador"/>
      <text:p text:style-name="Parágrafo_20_-_20_Orador"/>
      <text:p text:style-name="Parágrafo_20_-_20_Orador"/>
      <text:p text:style-name="Parágrafo_20_-_20_Orador"/>
      <text:p text:style-name="Parágrafo_20_-_20_Orador"/>
      <text:p text:style-name="Parágrafo_20_-_20_Orado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4pt" fo:language="pt" fo:country="BR" style:font-name-asian="Times New Roman" style:font-size-asian="14pt" style:language-asian="zh" style:country-asian="CN" style:font-name-complex="Times New Roman" style:font-size-complex="10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rágrafo_20_-_20_Cabeçalho" style:display-name="Parágrafo - Cabeçalho" style:family="paragraph" style:parent-style-name="Standard" style:class="text">
      <style:paragraph-properties fo:margin-top="0cm" fo:margin-bottom="0.635cm" fo:line-height="0.847cm" fo:text-align="center" style:justify-single-word="false">
        <style:tab-stops>
          <style:tab-stop style:position="5.752cm"/>
        </style:tab-stops>
      </style:paragraph-properties>
      <style:text-properties fo:font-size="13pt" style:font-size-asian="13pt"/>
    </style:style>
    <style:style style:name="Parágrafo_20_-_20_Orador" style:display-name="Parágrafo - Orador" style:family="paragraph" style:parent-style-name="Standard" style:class="text">
      <style:paragraph-properties fo:margin-left="0cm" fo:margin-right="0cm" style:line-height-at-least="0.635cm" fo:text-align="justify" style:justify-single-word="false" fo:orphans="0" fo:widows="0" fo:text-indent="1.401cm" style:auto-text-indent="false">
        <style:tab-stops>
          <style:tab-stop style:position="11.001cm"/>
        </style:tab-stops>
      </style:paragraph-properties>
      <style:text-properties fo:font-size="13pt" style:font-size-asian="13pt"/>
    </style:style>
    <style:style style:name="Parágrafo_20_-_20_Presidência" style:display-name="Parágrafo - Presidência" style:family="paragraph" style:parent-style-name="Standard" style:class="text">
      <style:paragraph-properties fo:margin-left="6.001cm" fo:margin-right="0cm" fo:line-height="150%" fo:text-align="justify" style:justify-single-word="false" fo:orphans="2" fo:widows="2" fo:hyphenation-ladder-count="no-limit" fo:text-indent="0cm" style:auto-text-indent="false"/>
      <style:text-properties style:use-window-font-color="true" style:font-name="Times New Roman" fo:font-size="13pt" fo:language="pt" fo:country="BR" style:font-name-asian="Arial" style:font-size-asian="13pt" style:language-asian="zh" style:country-asian="CN" style:font-name-complex="Times New Roman" style:font-size-complex="10pt" style:language-complex="hi" style:country-complex="IN" fo:hyphenate="false" fo:hyphenation-remain-char-count="2" fo:hyphenation-push-char-count="2"/>
    </style:style>
    <style:style style:name="Parágrafo_20_-_20_Solene" style:display-name="Parágrafo - Solene" style:family="paragraph" style:parent-style-name="Standard" style:class="text">
      <style:paragraph-properties fo:margin-left="4.001cm" fo:margin-right="0cm" fo:line-height="150%" fo:text-indent="0cm" style:auto-text-indent="false"/>
    </style:style>
    <style:style style:name="Parágrafo_20_-_20_Vereador" style:display-name="Parágrafo - Vereador" style:family="paragraph" style:parent-style-name="Standard" style:class="text">
      <style:paragraph-properties fo:margin-left="0cm" fo:margin-right="0cm" fo:margin-top="0.847cm" fo:margin-bottom="0cm" fo:line-height="0.423cm" fo:text-align="justify" style:justify-single-word="false" fo:text-indent="6.502cm" style:auto-text-indent="false">
        <style:tab-stops>
          <style:tab-stop style:position="3.75cm"/>
        </style:tab-stops>
      </style:paragraph-properties>
      <style:text-properties fo:font-size="13pt" style:font-size-asian="13pt"/>
    </style:style>
    <style:style style:name="PARÁGRAFO_20_DE_20_ORADOR" style:display-name="PARÁGRAFO DE ORADOR" style:family="paragraph" style:parent-style-name="Standard">
      <style:paragraph-properties fo:margin-left="0cm" fo:margin-right="0cm" style:line-height-at-least="0.635cm" fo:text-align="justify" style:justify-single-word="false" fo:orphans="0" fo:widows="0" fo:text-indent="1.401cm" style:auto-text-indent="false">
        <style:tab-stops>
          <style:tab-stop style:position="11.001cm"/>
        </style:tab-stops>
      </style:paragraph-properties>
      <style:text-properties fo:font-size="13pt" style:font-size-asian="13pt"/>
    </style:style>
    <style:style style:name="PARAGRAFO_20_PRESIDENCIA" style:display-name="PARAGRAFO PRESIDENCIA" style:family="paragraph">
      <style:paragraph-properties fo:margin-left="6.001cm" fo:margin-right="0cm" fo:line-height="150%" fo:text-align="justify" style:justify-single-word="false" fo:orphans="2" fo:widows="2" fo:text-indent="0cm" style:auto-text-indent="false"/>
      <style:text-properties style:use-window-font-color="true" style:font-name="Times New Roman" fo:font-size="13pt" fo:language="pt" fo:country="BR" style:font-name-asian="Arial" style:font-size-asian="13pt" style:font-name-complex="Times New Roman" style:font-size-complex="10pt"/>
    </style:style>
    <style:style style:name="parágrafo_20_de_20_cabeçalho" style:display-name="parágrafo de cabeçalho" style:family="paragraph" style:parent-style-name="Standard">
      <style:paragraph-properties fo:margin-top="0cm" fo:margin-bottom="0.635cm" fo:line-height="0.847cm" fo:text-align="center" style:justify-single-word="false">
        <style:tab-stops>
          <style:tab-stop style:position="5.752cm"/>
        </style:tab-stops>
      </style:paragraph-properties>
      <style:text-properties fo:font-size="13pt" style:font-size-asian="13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bsatz-Standardschriftart" style:family="text"/>
    <style:style style:name="Fonte_20_parág._20_padrão" style:display-name="Fonte parág. padrão"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weight="bold" style:font-size-asian="10pt" style:font-weight-asian="bold" style:font-size-complex="10pt" style:font-weight-complex="bold"/>
    </style:style>
    <style:page-layout style:name="Mpm1">
      <style:page-layout-properties fo:page-width="21.59cm" fo:page-height="27.94cm" style:num-format="1" style:print-orientation="portrait" fo:margin-top="2cm" fo:margin-bottom="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o20032017</text:p>
      </style:header>
    </style:master-page>
    <style:master-page style:name="First_20_Page" style:display-name="First Page" style:page-layout-name="Mpm1" style:next-style-name="Standard">
      <style:header>
        <text:p text:style-name="Header"/>
      </style:head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Linux OpenOffice.org_project/320m12$Build-9483</meta:generator>
    <dc:title>Normal-Taquigrafia</dc:title>
    <meta:creation-date>2017-03-23T07:19:07</meta:creation-date>
    <meta:editing-cycles>8</meta:editing-cycles>
    <meta:editing-duration>PT03H11M30S</meta:editing-duration>
    <dc:date>2017-03-23T10:34:05</dc:date>
    <meta:document-statistic meta:table-count="0" meta:image-count="0" meta:object-count="0" meta:page-count="28" meta:paragraph-count="141" meta:word-count="13718" meta:character-count="83384"/>
    <meta:template xlink:type="simple" xlink:actuate="onRequest" xlink:title="Normal-Taquigrafia" xlink:href="../Normal-Taquigrafia1.ott" meta:date="2017-03-23T07:19:03"/>
  </office:meta>
</office:document-meta>
</file>